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465a4" draw:textarea-horizontal-align="justify" draw:textarea-vertical-align="middle" draw:auto-grow-height="false" fo:min-height="0.75cm" fo:min-width="3.5cm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1.59cm" fo:min-width="1.34cm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1.094cm" fo:min-width="0.844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.95cm" fo:min-width="3.5cm"/>
    </style:style>
    <style:style style:name="gr5" style:family="graphic" style:parent-style-name="objectwithoutfill">
      <style:graphic-properties svg:stroke-color="#ff4000" draw:marker-end="Arrow" draw:marker-end-width="0.3cm" draw:fill="none" draw:fill-color="#3465a4" draw:textarea-vertical-align="middle"/>
    </style:style>
    <style:style style:name="gr6" style:family="graphic" style:parent-style-name="objectwithoutfill">
      <style:graphic-properties svg:stroke-color="#ff4000" draw:fill="none" draw:fill-color="#3465a4" draw:textarea-vertical-align="middle"/>
    </style:style>
    <style:style style:name="gr7" style:family="graphic" style:parent-style-name="standard">
      <style:graphic-properties svg:stroke-color="#000000" draw:marker-start="Arrow" draw:marker-start-width="0.3cm" draw:marker-end="Square" draw:marker-end-width="0.3cm" draw:fill-color="#3465a4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-color="#3465a4" draw:textarea-horizontal-align="justify" draw:textarea-vertical-align="middle" draw:auto-grow-height="false" fo:min-height="0.6cm" fo:min-width="1.377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.38cm" fo:min-width="1.768cm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.95cm" fo:min-width="2.342cm"/>
    </style:style>
    <style:style style:name="gr12" style:family="graphic" style:parent-style-name="standard">
      <style:graphic-properties draw:fill-color="#3465a4" draw:textarea-horizontal-align="justify" draw:textarea-vertical-align="middle" draw:auto-grow-height="false" fo:min-height="0.686cm" fo:min-width="0.806cm"/>
    </style:style>
    <style:style style:name="gr13" style:family="graphic" style:parent-style-name="standard">
      <style:graphic-properties draw:fill-color="#3465a4" draw:textarea-horizontal-align="justify" draw:textarea-vertical-align="middle" draw:auto-grow-height="false" fo:min-height="0.38cm" fo:min-width="1.649cm"/>
    </style:style>
    <style:style style:name="gr14" style:family="graphic" style:parent-style-name="standard">
      <style:graphic-properties draw:fill-color="#3465a4" draw:textarea-horizontal-align="justify" draw:textarea-vertical-align="middle" draw:auto-grow-height="false" fo:min-height="0.75cm" fo:min-width="2.1cm"/>
    </style:style>
    <style:style style:name="gr15" style:family="graphic" style:parent-style-name="standard">
      <style:graphic-properties draw:fill-color="#3465a4" draw:textarea-horizontal-align="justify" draw:textarea-vertical-align="middle" draw:auto-grow-height="false" fo:min-height="0.55cm" fo:min-width="1.5cm"/>
    </style:style>
    <style:style style:name="gr16" style:family="graphic" style:parent-style-name="standard">
      <style:graphic-properties draw:fill-color="#3465a4" draw:textarea-horizontal-align="justify" draw:textarea-vertical-align="middle" draw:auto-grow-height="false" fo:min-height="0.74cm" fo:min-width="2.894cm"/>
    </style:style>
    <style:style style:name="gr17" style:family="graphic" style:parent-style-name="standard">
      <style:graphic-properties draw:stroke="none" draw:fill="none" draw:fill-color="#3465a4" fo:min-height="2.161cm"/>
    </style:style>
    <style:style style:name="gr18" style:family="graphic" style:parent-style-name="objectwithoutfill">
      <style:graphic-properties draw:fill="none" draw:fill-color="#3465a4" draw:textarea-vertical-align="middle"/>
    </style:style>
    <style:style style:name="gr19" style:family="graphic" style:parent-style-name="standard">
      <style:graphic-properties draw:fill-color="#3465a4" draw:textarea-horizontal-align="justify" draw:textarea-vertical-align="middle" draw:auto-grow-height="false" fo:min-height="0.884cm" fo:min-width="2.02cm"/>
    </style:style>
    <style:style style:name="gr20" style:family="graphic" style:parent-style-name="standard">
      <style:graphic-properties draw:fill-color="#3465a4" draw:textarea-horizontal-align="justify" draw:textarea-vertical-align="middle" draw:auto-grow-height="false" fo:min-height="2.55cm" fo:min-width="4.3cm"/>
    </style:style>
    <style:style style:name="gr21" style:family="graphic" style:parent-style-name="standard">
      <style:graphic-properties draw:fill-color="#3465a4" draw:textarea-horizontal-align="justify" draw:textarea-vertical-align="middle" draw:auto-grow-height="false" fo:min-height="4.25cm" fo:min-width="2.5cm"/>
    </style:style>
    <style:style style:name="gr22" style:family="graphic" style:parent-style-name="objectwithoutfill">
      <style:graphic-properties svg:stroke-color="#000000" draw:fill="none" draw:fill-color="#3465a4" draw:textarea-vertical-align="middl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74cm" fo:min-width="0.49cm"/>
    </style:style>
    <style:style style:name="gr24" style:family="graphic" style:parent-style-name="standard">
      <style:graphic-properties draw:fill-color="#3465a4" draw:textarea-horizontal-align="justify" draw:textarea-vertical-align="middle" draw:auto-grow-height="false" fo:min-height="7.35cm" fo:min-width="12.3cm"/>
    </style:style>
    <style:style style:name="gr25" style:family="graphic" style:parent-style-name="standard">
      <style:graphic-properties draw:fill-color="#3faf46" draw:textarea-horizontal-align="justify" draw:textarea-vertical-align="middle" draw:auto-grow-height="false" fo:min-height="2.15cm" fo:min-width="2.3cm"/>
    </style:style>
    <style:style style:name="gr26" style:family="graphic" style:parent-style-name="standard">
      <style:graphic-properties svg:stroke-color="#472702" draw:fill-color="#ff8000" draw:textarea-horizontal-align="justify" draw:textarea-vertical-align="middle" draw:auto-grow-height="false" fo:min-height="0.034cm" fo:min-width="0cm"/>
    </style:style>
    <style:style style:name="gr27" style:family="graphic" style:parent-style-name="standard">
      <style:graphic-properties svg:stroke-width="0.1cm" svg:stroke-color="#472702" draw:marker-start-width="0.5cm" draw:marker-end-width="0.5cm" draw:fill-color="#ff8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8" style:family="graphic" style:parent-style-name="standard">
      <style:graphic-properties draw:fill-color="#ff8000" draw:textarea-horizontal-align="justify" draw:textarea-vertical-align="middle" draw:auto-grow-height="false" fo:min-height="0.034cm" fo:min-width="0cm"/>
    </style:style>
    <style:style style:name="gr29" style:family="graphic" style:parent-style-name="objectwithoutfill">
      <style:graphic-properties svg:stroke-width="0.1cm" svg:stroke-color="#472702" draw:marker-start-width="0.5cm" draw:marker-end-width="0.5cm" draw:fill="none" draw:fill-color="#ff8000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color="#472702" draw:fill-color="#808080" draw:textarea-horizontal-align="justify" draw:textarea-vertical-align="middle" draw:auto-grow-height="false" fo:min-height="0.35cm" fo:min-width="3.3cm"/>
    </style:style>
    <style:style style:name="gr31" style:family="graphic" style:parent-style-name="objectwithoutfill">
      <style:graphic-properties svg:stroke-width="0.1cm" svg:stroke-color="#472702" draw:marker-start-width="0.5cm" draw:marker-end-width="0.5cm" draw:fill="none" draw:fill-color="#808080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472702" draw:marker-start-width="0.5cm" draw:marker-end-width="0.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472702" draw:marker-start-width="0.5cm" draw:marker-end-width="0.5cm" draw:fill-color="#ff8000" draw:textarea-horizontal-align="justify" draw:textarea-vertical-align="middle" draw:auto-grow-height="false" fo:min-height="0.034cm" fo:min-width="0cm" fo:padding-top="0.175cm" fo:padding-bottom="0.175cm" fo:padding-left="0.3cm" fo:padding-right="0.3cm"/>
    </style:style>
    <style:style style:name="gr34" style:family="graphic" style:parent-style-name="standard">
      <style:graphic-properties svg:stroke-color="#472702" draw:marker-start="Arrow" draw:marker-start-width="0.3cm" draw:marker-end="Arrow" draw:marker-end-width="0.3cm" draw:fill-color="#808080" draw:textarea-vertical-align="middle"/>
    </style:style>
    <style:style style:name="gr35" style:family="graphic" style:parent-style-name="standard">
      <style:graphic-properties svg:stroke-color="#472702" draw:fill-color="#3465a4" draw:textarea-horizontal-align="justify" draw:textarea-vertical-align="middle" draw:auto-grow-height="false" fo:min-height="10.55cm" fo:min-width="4.3cm"/>
    </style:style>
    <style:style style:name="gr36" style:family="graphic" style:parent-style-name="standard">
      <style:graphic-properties draw:fill-color="#3faf46" draw:textarea-horizontal-align="justify" draw:textarea-vertical-align="middle" draw:auto-grow-height="false" fo:min-height="1.55cm" fo:min-width="1.625cm"/>
    </style:style>
    <style:style style:name="gr37" style:family="graphic" style:parent-style-name="standard">
      <style:graphic-properties svg:stroke-color="#472702" draw:fill-color="#ff8000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fill-color="#ff8000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color="#472702" draw:fill-color="#666666" draw:textarea-horizontal-align="justify" draw:textarea-vertical-align="middle" draw:auto-grow-height="false" fo:min-height="4.45cm" fo:min-width="0.5cm"/>
    </style:style>
    <style:style style:name="gr40" style:family="graphic" style:parent-style-name="objectwithoutfill">
      <style:graphic-properties svg:stroke-width="0.1cm" svg:stroke-color="#472702" draw:marker-start-width="0.5cm" draw:marker-end-width="0.5cm" draw:fill="none" draw:fill-color="#666666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02cm" svg:stroke-color="#472702" draw:marker-start-width="0.26cm" draw:marker-end-width="0.26cm" draw:fill="none" draw:fill-color="#666666" draw:textarea-vertical-align="middle" fo:padding-top="0.135cm" fo:padding-bottom="0.135cm" fo:padding-left="0.26cm" fo:padding-right="0.26cm"/>
    </style:style>
    <style:style style:name="gr42" style:family="graphic" style:parent-style-name="objectwithoutfill">
      <style:graphic-properties svg:stroke-width="0.1cm" svg:stroke-color="#472702" draw:marker-start-width="0.5cm" draw:marker-end-width="0.5cm" draw:fill="none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textarea-vertical-align="middle"/>
    </style:style>
    <style:style style:name="gr45" style:family="graphic" style:parent-style-name="standard">
      <style:graphic-properties svg:stroke-color="#472702" draw:fill-color="#eeeeee" draw:textarea-horizontal-align="justify" draw:textarea-vertical-align="middle" draw:auto-grow-height="false" fo:min-height="11.119cm" fo:min-width="9.9cm"/>
    </style:style>
    <style:style style:name="gr46" style:family="graphic" style:parent-style-name="standard">
      <style:graphic-properties svg:stroke-color="#472702" draw:fill-color="#3465a4" draw:textarea-horizontal-align="justify" draw:textarea-vertical-align="middle" draw:auto-grow-height="false" fo:min-height="10.323cm" fo:min-width="3.1cm"/>
    </style:style>
    <style:style style:name="gr47" style:family="graphic" style:parent-style-name="standard">
      <style:graphic-properties svg:stroke-width="0.1cm" svg:stroke-color="#c9211e" draw:marker-start-width="0.5cm" draw:marker-end-width="0.5cm" draw:fill-color="#ff8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cm" svg:stroke-color="#c9211e" draw:marker-start-width="0.5cm" draw:marker-end-width="0.5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svg:stroke-width="0.05cm" svg:stroke-color="#ffffff" draw:marker-start-width="0.355cm" draw:marker-end-width="0.355cm" draw:fill-color="#ff8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0" style:family="graphic" style:parent-style-name="standard">
      <style:graphic-properties svg:stroke-width="0.05cm" svg:stroke-color="#000000" draw:marker-start-width="0.355cm" draw:marker-end-width="0.355cm" draw:fill-color="#ff8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1" style:family="graphic" style:parent-style-name="standard">
      <style:graphic-properties svg:stroke-width="0.05cm" svg:stroke-color="#ffffff" draw:marker-start-width="0.365cm" draw:marker-end-width="0.365cm" draw:fill-color="#ff8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3" style:family="graphic" style:parent-style-name="objectwithoutfill">
      <style:graphic-properties svg:stroke-width="0.05cm" svg:stroke-color="#ffff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svg:stroke-width="0.1cm" svg:stroke-color="#c9211e" draw:marker-start-width="0.5cm" draw:marker-end-width="0.5cm" svg:stroke-opacity="60%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cm" svg:stroke-color="#472702" draw:marker-start-width="0.5cm" draw:marker-end-width="0.5cm" svg:stroke-opacity="60%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3465a4"/>
      <style:paragraph-properties fo:text-align="center"/>
      <style:text-properties fo:font-size="11pt"/>
    </style:style>
    <style:style style:name="P3" style:family="paragraph">
      <loext:graphic-properties draw:fill="none" draw:fill-color="#3465a4"/>
      <style:paragraph-properties fo:text-align="center"/>
      <style:text-properties fo:font-size="11pt"/>
    </style:style>
    <style:style style:name="P4" style:family="paragraph">
      <loext:graphic-properties draw:fill-color="#ffffff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loext:graphic-properties draw:fill="none" draw:fill-color="#3465a4"/>
      <style:text-properties fo:font-size="11pt"/>
    </style:style>
    <style:style style:name="P7" style:family="paragraph">
      <loext:graphic-properties draw:fill="none" draw:fill-color="#3465a4"/>
      <style:paragraph-properties fo:text-align="center"/>
    </style:style>
    <style:style style:name="P8" style:family="paragraph">
      <style:paragraph-properties fo:line-height="100%"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3faf46"/>
      <style:paragraph-properties fo:text-align="center"/>
    </style:style>
    <style:style style:name="P11" style:family="paragraph">
      <loext:graphic-properties draw:fill-color="#ff8000"/>
      <style:paragraph-properties fo:text-align="center"/>
    </style:style>
    <style:style style:name="P12" style:family="paragraph">
      <loext:graphic-properties draw:fill="none" draw:fill-color="#ff8000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="none" draw:fill-color="#808080"/>
      <style:paragraph-properties fo:text-align="center"/>
    </style:style>
    <style:style style:name="P15" style:family="paragraph">
      <loext:graphic-properties draw:fill-color="#808080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-color="#808080"/>
      <style:paragraph-properties fo:text-align="center"/>
      <style:text-properties fo:font-size="8pt" fo:font-weight="bold" style:font-weight-asian="bold" style:font-weight-complex="bold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-color="#666666"/>
      <style:paragraph-properties fo:text-align="center"/>
    </style:style>
    <style:style style:name="P19" style:family="paragraph">
      <loext:graphic-properties draw:fill="none" draw:fill-color="#666666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eeeeee"/>
      <style:paragraph-properties fo:text-align="center"/>
    </style:style>
    <style:style style:name="T1" style:family="text">
      <style:text-properties fo:font-size="11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4cm" svg:height="1cm" svg:x="3.8cm" svg:y="0.9cm">
          <text:p text:style-name="P1"><text:span text:style-name="T1">Bed Room Wi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cm" svg:height="2.6cm" svg:x="6cm" svg:y="6.5cm">
          <text:p text:style-name="P1"><text:span text:style-name="T1">Mains</text:span></text:p>
          <text:p text:style-name="P1"><text:span text:style-name="T1">(220V A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cm" svg:height="1.9cm" svg:x="19.7cm" svg:y="5.6cm">
          <text:p text:style-name="P1"><text:span text:style-name="T1">Tube </text:span></text:p>
          <text:p text:style-name="P1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cm" svg:height="1.2cm" svg:x="12.4cm" svg:y="1.4cm">
          <text:p text:style-name="P1"><text:span text:style-name="T1">Switch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2cm" svg:x="12.4cm" svg:y="3.6cm">
          <text:p text:style-name="P1"><text:span text:style-name="T1">Switch 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2cm" svg:x="12.4cm" svg:y="6cm">
          <text:p text:style-name="P1"><text:span text:style-name="T1">Switc</text:span><text:span text:style-name="T1">h 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2cm" svg:x="12.4cm" svg:y="8.2cm">
          <text:p text:style-name="P1"><text:span text:style-name="T1">Switch 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2cm" svg:x="12.4cm" svg:y="10.5cm">
          <text:p text:style-name="P1"><text:span text:style-name="T1">Switch 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2cm" svg:x="12.4cm" svg:y="12.7cm">
          <text:p text:style-name="P1"><text:span text:style-name="T1">Switch 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1.9cm" svg:x="19.7cm" svg:y="7.8cm">
          <text:p text:style-name="P1"><text:span text:style-name="T1">Terrace </text:span></text:p>
          <text:p text:style-name="P1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cm" svg:height="1.9cm" svg:x="19.7cm" svg:y="1cm">
          <text:p text:style-name="P1"><text:span text:style-name="T1">F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cm" svg:height="1.9cm" svg:x="19.7cm" svg:y="3.2cm">
          <text:p text:style-name="P1"><text:span text:style-name="T1">Night </text:span></text:p>
          <text:p text:style-name="P1"><text:span text:style-name="T1">L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cm" svg:height="1.9cm" svg:x="19.7cm" svg:y="10.082cm">
          <text:p text:style-name="P1"><text:span text:style-name="T1">Light </text:span></text:p>
          <text:p text:style-name="P1"><text:span text:style-name="T1">Hol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cm" svg:height="1.9cm" svg:x="19.7cm" svg:y="12.3cm">
          <text:p text:style-name="P1"><text:span text:style-name="T1">3 Pin </text:span></text:p>
          <text:p text:style-name="P1"><text:span text:style-name="T1">Plug 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6.4cm" svg:y1="2cm" svg:x2="19.7cm" svg:y2="2cm">
          <text:p/>
        </draw:line>
        <draw:line draw:style-name="gr5" draw:text-style-name="P3" draw:layer="layout" svg:x1="16.4cm" svg:y1="4.2cm" svg:x2="19.7cm" svg:y2="4.2cm">
          <text:p/>
        </draw:line>
        <draw:line draw:style-name="gr5" draw:text-style-name="P3" draw:layer="layout" svg:x1="16.4cm" svg:y1="6.6cm" svg:x2="19.7cm" svg:y2="6.6cm">
          <text:p/>
        </draw:line>
        <draw:line draw:style-name="gr5" draw:text-style-name="P3" draw:layer="layout" svg:x1="16.4cm" svg:y1="8.8cm" svg:x2="19.7cm" svg:y2="8.8cm">
          <text:p/>
        </draw:line>
        <draw:line draw:style-name="gr5" draw:text-style-name="P3" draw:layer="layout" svg:x1="16.4cm" svg:y1="11.1cm" svg:x2="19.7cm" svg:y2="11.1cm">
          <text:p/>
        </draw:line>
        <draw:line draw:style-name="gr5" draw:text-style-name="P3" draw:layer="layout" svg:x1="16.4cm" svg:y1="13.3cm" svg:x2="19.7cm" svg:y2="13.3cm">
          <text:p/>
        </draw:line>
        <draw:line draw:style-name="gr6" draw:text-style-name="P3" draw:layer="layout" svg:x1="11cm" svg:y1="2cm" svg:x2="11cm" svg:y2="13.4cm">
          <text:p/>
        </draw:line>
        <draw:line draw:style-name="gr5" draw:text-style-name="P3" draw:layer="layout" svg:x1="11cm" svg:y1="2cm" svg:x2="12.4cm" svg:y2="2cm">
          <text:p/>
        </draw:line>
        <draw:line draw:style-name="gr5" draw:text-style-name="P3" draw:layer="layout" svg:x1="11cm" svg:y1="4.2cm" svg:x2="12.4cm" svg:y2="4.2cm">
          <text:p/>
        </draw:line>
        <draw:line draw:style-name="gr5" draw:text-style-name="P3" draw:layer="layout" svg:x1="11cm" svg:y1="11.2cm" svg:x2="12.4cm" svg:y2="11.2cm">
          <text:p/>
        </draw:line>
        <draw:line draw:style-name="gr5" draw:text-style-name="P3" draw:layer="layout" svg:x1="11cm" svg:y1="13.4cm" svg:x2="12.4cm" svg:y2="13.4cm">
          <text:p/>
        </draw:line>
        <draw:line draw:style-name="gr5" draw:text-style-name="P3" draw:layer="layout" svg:x1="11cm" svg:y1="6.6cm" svg:x2="12.4cm" svg:y2="6.6cm">
          <text:p/>
        </draw:line>
        <draw:line draw:style-name="gr5" draw:text-style-name="P3" draw:layer="layout" svg:x1="11cm" svg:y1="8.8cm" svg:x2="12.4cm" svg:y2="8.8cm">
          <text:p/>
        </draw:line>
        <draw:line draw:style-name="gr5" draw:text-style-name="P3" draw:layer="layout" svg:x1="8.6cm" svg:y1="7.8cm" svg:x2="11cm" svg:y2="7.8cm">
          <text:p/>
        </draw:line>
        <draw:line draw:style-name="gr7" draw:text-style-name="P2" draw:layer="layout" svg:x1="21.6cm" svg:y1="2cm" svg:x2="24cm" svg:y2="2cm">
          <text:p/>
        </draw:line>
        <draw:line draw:style-name="gr7" draw:text-style-name="P2" draw:layer="layout" svg:x1="21.6cm" svg:y1="4.2cm" svg:x2="24cm" svg:y2="4.2cm">
          <text:p/>
        </draw:line>
        <draw:line draw:style-name="gr7" draw:text-style-name="P2" draw:layer="layout" svg:x1="21.6cm" svg:y1="11cm" svg:x2="24cm" svg:y2="11cm">
          <text:p/>
        </draw:line>
        <draw:line draw:style-name="gr7" draw:text-style-name="P2" draw:layer="layout" svg:x1="21.6cm" svg:y1="13.3cm" svg:x2="24cm" svg:y2="13.3cm">
          <text:p/>
        </draw:line>
        <draw:line draw:style-name="gr7" draw:text-style-name="P2" draw:layer="layout" svg:x1="21.6cm" svg:y1="6.569cm" svg:x2="24cm" svg:y2="6.569cm">
          <text:p/>
        </draw:line>
        <draw:line draw:style-name="gr7" draw:text-style-name="P2" draw:layer="layout" svg:x1="21.6cm" svg:y1="8.769cm" svg:x2="24cm" svg:y2="8.769cm">
          <text:p/>
        </draw:line>
        <draw:line draw:style-name="gr7" draw:text-style-name="P2" draw:layer="layout" svg:x1="6.1cm" svg:y1="7.8cm" svg:x2="3.7cm" svg:y2="7.769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custom-shape draw:style-name="gr9" draw:text-style-name="P2" xml:id="id1" draw:id="id1" draw:layer="layout" svg:width="2.653cm" svg:height="1.2cm" svg:x="12.4cm" svg:y="0.529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" draw:id="id2" draw:layer="layout" svg:width="3.6cm" svg:height="1cm" svg:x="2.4cm" svg:y="3.4cm">
          <text:p text:style-name="P1"><text:span text:style-name="T1">Input 1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2" xml:id="id4" draw:id="id4" draw:layer="layout" svg:width="2.842cm" svg:height="1.2cm" svg:x="12.4cm" svg:y="5.8cm"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612cm" svg:height="1.871cm" svg:x="2.4cm" svg:y="6.929cm">
          <text:p text:style-name="P1"><text:span text:style-name="T1">Yes/N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draw:layer="layout" svg:width="3.411cm" svg:height="1cm" svg:x="24.189cm" svg:y="3.2cm">
          <text:p text:style-name="P1"><text:span text:style-name="T1">Input 1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3.411cm" svg:height="1cm" svg:x="10.589cm" svg:y="3.4cm">
          <text:p text:style-name="P1"><text:span text:style-name="T1">Input 2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3.411cm" svg:height="1cm" svg:x="17cm" svg:y="3.2cm">
          <text:p text:style-name="P1"><text:span text:style-name="T1">Inp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3.411cm" svg:height="1cm" svg:x="6.589cm" svg:y="3.4cm">
          <text:p text:style-name="P1"><text:span text:style-name="T1">Input 1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2.6cm" svg:height="1cm" svg:x="21.412cm" svg:y="8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cm" svg:height="0.8cm" svg:x="14.8cm" svg:y="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411cm" svg:height="1cm" svg:x="20.6cm" svg:y="3.2cm">
          <text:p text:style-name="P1"><text:span text:style-name="T1">Input 3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2.6cm" svg:height="1cm" svg:x="11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cm" svg:height="0.8cm" svg:x="24.412cm" svg:y="7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6cm" svg:height="1cm" svg:x="21cm" svg:y="13.07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cm" svg:height="0.8cm" svg:x="24.8cm" svg:y="11.27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6cm" svg:height="1cm" svg:x="2.2cm" svg:y="9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cm" svg:height="0.8cm" svg:x="6cm" svg:y="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612cm" svg:height="1.871cm" svg:x="10.8cm" svg:y="7.729cm">
          <text:p text:style-name="P1"><text:span text:style-name="T1">Yes/N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2.612cm" svg:height="1.871cm" svg:x="21.188cm" svg:y="10.8cm">
          <text:p text:style-name="P1"><text:span text:style-name="T1">Yes/N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2.612cm" svg:height="1.871cm" svg:x="21.2cm" svg:y="6.529cm">
          <text:p text:style-name="P1"><text:span text:style-name="T1">Yes/N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draw:layer="layout" svg:width="4.8cm" svg:height="1.4cm" svg:x="11.2cm" svg:y="13.2cm">
          <text:p text:style-name="P1"><text:span text:style-name="T1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0.4cm" svg:height="2.411cm" svg:x="0.2cm" svg:y="11.589cm">
          <draw:text-box>
            <text:p><text:span text:style-name="T1">1.Input 1 = Limit sw 1(NO&lt;COM) [High&gt;Low] Relay 1 Off</text:span></text:p>
            <text:p><text:span text:style-name="T2">2.Input 2 = Limit sw 1(NC&lt;COM)[Low&gt;High]</text:span><text:span text:style-name="T1">Relay 2 On</text:span></text:p>
            <text:p><text:span text:style-name="T2">3.Input 3 = Float sw 1(NC&lt;COM)[High&gt;Low]</text:span><text:span text:style-name="T1">Relay 2 Off</text:span></text:p>
            <text:p><text:span text:style-name="T2">4.Input 4 = Limit sw 2(NC&lt;COM)[High&gt;Low]</text:span><text:span text:style-name="T1">Relay 2 Off</text:span></text:p>
          </draw:text-box>
        </draw:frame>
        <draw:connector draw:style-name="gr18" draw:text-style-name="P7" xml:id="id3" draw:id="id3" draw:layer="layout" draw:type="lines" svg:x1="12.4cm" svg:y1="1.129cm" svg:x2="5.424cm" svg:y2="1.852cm" draw:start-shape="id1" draw:start-glue-point="6" svg:d="M12400 1129h-502l-6474 723" svg:viewBox="0 0 6977 724">
          <text:p/>
        </draw:connector>
        <draw:connector draw:style-name="gr18" draw:text-style-name="P7" draw:layer="layout" draw:type="lines" svg:x1="4.65cm" svg:y1="3.4cm" svg:x2="5.424cm" svg:y2="1.852cm" draw:start-shape="id2" draw:start-glue-point="4" draw:end-shape="id3" draw:end-glue-point="3" svg:d="M4650 3400v-501l273-1047h501" svg:viewBox="0 0 775 1549">
          <text:p/>
        </draw:connector>
        <draw:connector draw:style-name="gr18" draw:text-style-name="P7" draw:layer="layout" draw:type="lines" svg:x1="4.2cm" svg:y1="4.4cm" svg:x2="12.4cm" svg:y2="6.4cm" draw:start-shape="id2" draw:start-glue-point="8" draw:end-shape="id4" draw:end-glue-point="3" svg:d="M4200 4400v502l7699 1498h501" svg:viewBox="0 0 8201 2001">
          <text:p/>
        </draw:connecto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custom-shape draw:style-name="gr19" draw:text-style-name="P5" draw:layer="layout" svg:width="4cm" svg:height="1.8cm" svg:x="2.4cm" svg:y="10cm">
          <text:p text:style-name="P1">Limit switch 1</text:p>
          <text:p text:style-name="P1">-&gt; GPIO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5" draw:layer="layout" svg:width="4.8cm" svg:height="2.8cm" svg:x="2.4cm" svg:y="12.6cm">
          <text:p text:style-name="P1">Turn On Relay 1 if High</text:p>
          <text:p text:style-name="P8">Turn Off Relay 1 if Low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21" draw:text-style-name="P2" draw:layer="layout" svg:width="3cm" svg:height="4.5cm" svg:x="9.6cm" svg:y="5.5cm">
          <text:p text:style-name="P1"><text:span text:style-name="T1">Relay Mo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cm" svg:height="2.6cm" svg:x="5.4cm" svg:y="6.5cm">
          <text:p text:style-name="P1"><text:span text:style-name="T1">Mains</text:span></text:p>
          <text:p text:style-name="P1"><text:span text:style-name="T1">(220V A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cm" svg:height="1.9cm" svg:x="22cm" svg:y="5.6cm">
          <text:p text:style-name="P1"><text:span text:style-name="T1">Tube </text:span></text:p>
          <text:p text:style-name="P1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cm" svg:height="1.2cm" svg:x="15.6cm" svg:y="1.4cm">
          <text:p text:style-name="P1"><text:span text:style-name="T1">Switch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2cm" svg:x="15.6cm" svg:y="3.6cm">
          <text:p text:style-name="P1"><text:span text:style-name="T1">Switch 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2cm" svg:x="15.6cm" svg:y="6cm">
          <text:p text:style-name="P1"><text:span text:style-name="T1">Switch 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2cm" svg:x="15.6cm" svg:y="8.2cm">
          <text:p text:style-name="P1"><text:span text:style-name="T1">Switch 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2cm" svg:x="15.6cm" svg:y="10.5cm">
          <text:p text:style-name="P1"><text:span text:style-name="T1">Switch 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2cm" svg:x="15.6cm" svg:y="12.7cm">
          <text:p text:style-name="P1"><text:span text:style-name="T1">Switch 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1.9cm" svg:x="22cm" svg:y="7.8cm">
          <text:p text:style-name="P1"><text:span text:style-name="T1">Terrace</text:span></text:p>
          <text:p text:style-name="P1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cm" svg:height="1.9cm" svg:x="22cm" svg:y="1cm">
          <text:p text:style-name="P1"><text:span text:style-name="T1">F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cm" svg:height="1.9cm" svg:x="22cm" svg:y="3.2cm">
          <text:p text:style-name="P1"><text:span text:style-name="T1">Night </text:span></text:p>
          <text:p text:style-name="P1"><text:span text:style-name="T1">L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cm" svg:height="1.9cm" svg:x="22cm" svg:y="10.082cm">
          <text:p text:style-name="P1"><text:span text:style-name="T1">Light </text:span></text:p>
          <text:p text:style-name="P1"><text:span text:style-name="T1">Hol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cm" svg:height="1.9cm" svg:x="22cm" svg:y="12.3cm">
          <text:p text:style-name="P1"><text:span text:style-name="T1">3 Pin </text:span></text:p>
          <text:p text:style-name="P1"><text:span text:style-name="T1">Plug 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9.6cm" svg:y1="2cm" svg:x2="22cm" svg:y2="2cm">
          <text:p/>
        </draw:line>
        <draw:line draw:style-name="gr5" draw:text-style-name="P3" draw:layer="layout" svg:x1="19.6cm" svg:y1="4.2cm" svg:x2="22cm" svg:y2="4.2cm">
          <text:p/>
        </draw:line>
        <draw:line draw:style-name="gr5" draw:text-style-name="P3" draw:layer="layout" svg:x1="19.6cm" svg:y1="6.6cm" svg:x2="22cm" svg:y2="6.6cm">
          <text:p/>
        </draw:line>
        <draw:line draw:style-name="gr5" draw:text-style-name="P3" draw:layer="layout" svg:x1="19.6cm" svg:y1="8.8cm" svg:x2="22cm" svg:y2="8.8cm">
          <text:p/>
        </draw:line>
        <draw:line draw:style-name="gr5" draw:text-style-name="P3" draw:layer="layout" svg:x1="19.6cm" svg:y1="11.1cm" svg:x2="22cm" svg:y2="11.1cm">
          <text:p/>
        </draw:line>
        <draw:line draw:style-name="gr5" draw:text-style-name="P3" draw:layer="layout" svg:x1="19.6cm" svg:y1="13.3cm" svg:x2="22cm" svg:y2="13.3cm">
          <text:p/>
        </draw:line>
        <draw:line draw:style-name="gr6" draw:text-style-name="P3" draw:layer="layout" svg:x1="14.2cm" svg:y1="2cm" svg:x2="14.2cm" svg:y2="13.4cm">
          <text:p/>
        </draw:line>
        <draw:line draw:style-name="gr5" draw:text-style-name="P3" draw:layer="layout" svg:x1="14.2cm" svg:y1="2cm" svg:x2="15.6cm" svg:y2="2cm">
          <text:p/>
        </draw:line>
        <draw:line draw:style-name="gr5" draw:text-style-name="P3" draw:layer="layout" svg:x1="14.2cm" svg:y1="4.2cm" svg:x2="15.6cm" svg:y2="4.2cm">
          <text:p/>
        </draw:line>
        <draw:line draw:style-name="gr5" draw:text-style-name="P3" draw:layer="layout" svg:x1="14.2cm" svg:y1="11.2cm" svg:x2="15.6cm" svg:y2="11.2cm">
          <text:p/>
        </draw:line>
        <draw:line draw:style-name="gr5" draw:text-style-name="P3" draw:layer="layout" svg:x1="14.2cm" svg:y1="13.4cm" svg:x2="15.6cm" svg:y2="13.4cm">
          <text:p/>
        </draw:line>
        <draw:line draw:style-name="gr5" draw:text-style-name="P3" draw:layer="layout" svg:x1="14.2cm" svg:y1="6.6cm" svg:x2="15.6cm" svg:y2="6.6cm">
          <text:p/>
        </draw:line>
        <draw:line draw:style-name="gr5" draw:text-style-name="P3" draw:layer="layout" svg:x1="14.2cm" svg:y1="8.8cm" svg:x2="15.6cm" svg:y2="8.8cm">
          <text:p/>
        </draw:line>
        <draw:line draw:style-name="gr7" draw:text-style-name="P2" draw:layer="layout" svg:x1="23.9cm" svg:y1="2cm" svg:x2="25.6cm" svg:y2="2cm">
          <text:p/>
        </draw:line>
        <draw:line draw:style-name="gr7" draw:text-style-name="P2" draw:layer="layout" svg:x1="23.9cm" svg:y1="4.2cm" svg:x2="25.6cm" svg:y2="4.2cm">
          <text:p/>
        </draw:line>
        <draw:line draw:style-name="gr7" draw:text-style-name="P2" draw:layer="layout" svg:x1="23.9cm" svg:y1="11cm" svg:x2="25.6cm" svg:y2="11cm">
          <text:p/>
        </draw:line>
        <draw:line draw:style-name="gr7" draw:text-style-name="P2" draw:layer="layout" svg:x1="23.9cm" svg:y1="13.3cm" svg:x2="25.6cm" svg:y2="13.3cm">
          <text:p/>
        </draw:line>
        <draw:line draw:style-name="gr7" draw:text-style-name="P2" draw:layer="layout" svg:x1="23.9cm" svg:y1="6.569cm" svg:x2="25.6cm" svg:y2="6.569cm">
          <text:p/>
        </draw:line>
        <draw:line draw:style-name="gr7" draw:text-style-name="P2" draw:layer="layout" svg:x1="23.9cm" svg:y1="8.769cm" svg:x2="25.6cm" svg:y2="8.769cm">
          <text:p/>
        </draw:line>
        <draw:line draw:style-name="gr7" draw:text-style-name="P2" draw:layer="layout" svg:x1="5.4cm" svg:y1="7.8cm" svg:x2="3.9cm" svg:y2="7.769cm">
          <text:p/>
        </draw:line>
        <draw:custom-shape draw:style-name="gr1" draw:text-style-name="P2" draw:layer="layout" svg:width="4cm" svg:height="1cm" svg:x="3.8cm" svg:y="0.9cm">
          <text:p text:style-name="P1"><text:span text:style-name="T1">Bed Room Wiring</text:span></text:p>
          <text:p text:style-name="P1"><text:span text:style-name="T1">Type A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cm" svg:y1="7.8cm" svg:x2="9.6cm" svg:y2="7.8cm">
          <text:p/>
        </draw:line>
        <draw:line draw:style-name="gr22" draw:text-style-name="P3" draw:layer="layout" svg:x1="13.4cm" svg:y1="7.5cm" svg:x2="13cm" svg:y2="8.1cm">
          <text:p/>
        </draw:line>
        <draw:line draw:style-name="gr6" draw:text-style-name="P3" draw:layer="layout" svg:x1="12.6cm" svg:y1="7.8cm" svg:x2="14.2cm" svg:y2="7.8cm">
          <text:p/>
        </draw:lin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21" draw:text-style-name="P2" draw:layer="layout" svg:width="3cm" svg:height="4.5cm" svg:x="9.6cm" svg:y="5.5cm">
          <text:p text:style-name="P1"><text:span text:style-name="T1">Relay Mo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cm" svg:height="2.6cm" svg:x="5.4cm" svg:y="6.5cm">
          <text:p text:style-name="P1"><text:span text:style-name="T1">Mains</text:span></text:p>
          <text:p text:style-name="P1"><text:span text:style-name="T1">(220V A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cm" svg:height="1.9cm" svg:x="22cm" svg:y="5.6cm">
          <text:p text:style-name="P1"><text:span text:style-name="T1">Tube </text:span></text:p>
          <text:p text:style-name="P1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cm" svg:height="1.2cm" svg:x="15.6cm" svg:y="1.4cm">
          <text:p text:style-name="P1"><text:span text:style-name="T1">Switch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2cm" svg:x="15.6cm" svg:y="3.6cm">
          <text:p text:style-name="P1"><text:span text:style-name="T1">Switch 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2cm" svg:x="15.6cm" svg:y="6cm">
          <text:p text:style-name="P1"><text:span text:style-name="T1">Switch 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2cm" svg:x="15.6cm" svg:y="8.2cm">
          <text:p text:style-name="P1"><text:span text:style-name="T1">Switch 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2cm" svg:x="15.6cm" svg:y="10.5cm">
          <text:p text:style-name="P1"><text:span text:style-name="T1">Switch 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2cm" svg:x="15.6cm" svg:y="12.7cm">
          <text:p text:style-name="P1"><text:span text:style-name="T1">Switch 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1.9cm" svg:x="22cm" svg:y="7.8cm">
          <text:p text:style-name="P1"><text:span text:style-name="T1">Terrace</text:span></text:p>
          <text:p text:style-name="P1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cm" svg:height="1.9cm" svg:x="22cm" svg:y="1cm">
          <text:p text:style-name="P1"><text:span text:style-name="T1">F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cm" svg:height="1.9cm" svg:x="22cm" svg:y="3.2cm">
          <text:p text:style-name="P1"><text:span text:style-name="T1">Night </text:span></text:p>
          <text:p text:style-name="P1"><text:span text:style-name="T1">L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cm" svg:height="1.9cm" svg:x="22cm" svg:y="10.082cm">
          <text:p text:style-name="P1"><text:span text:style-name="T1">Light </text:span></text:p>
          <text:p text:style-name="P1"><text:span text:style-name="T1">Hol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cm" svg:height="1.9cm" svg:x="22cm" svg:y="12.3cm">
          <text:p text:style-name="P1"><text:span text:style-name="T1">3 Pin </text:span></text:p>
          <text:p text:style-name="P1"><text:span text:style-name="T1">Plug 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9.6cm" svg:y1="2cm" svg:x2="22cm" svg:y2="2cm">
          <text:p/>
        </draw:line>
        <draw:line draw:style-name="gr5" draw:text-style-name="P3" draw:layer="layout" svg:x1="19.6cm" svg:y1="4.2cm" svg:x2="22cm" svg:y2="4.2cm">
          <text:p/>
        </draw:line>
        <draw:line draw:style-name="gr5" draw:text-style-name="P3" draw:layer="layout" svg:x1="19.6cm" svg:y1="6.6cm" svg:x2="22cm" svg:y2="6.6cm">
          <text:p/>
        </draw:line>
        <draw:line draw:style-name="gr5" draw:text-style-name="P3" draw:layer="layout" svg:x1="19.6cm" svg:y1="8.8cm" svg:x2="22cm" svg:y2="8.8cm">
          <text:p/>
        </draw:line>
        <draw:line draw:style-name="gr5" draw:text-style-name="P3" draw:layer="layout" svg:x1="19.6cm" svg:y1="11.1cm" svg:x2="22cm" svg:y2="11.1cm">
          <text:p/>
        </draw:line>
        <draw:line draw:style-name="gr5" draw:text-style-name="P3" draw:layer="layout" svg:x1="19.6cm" svg:y1="13.3cm" svg:x2="22cm" svg:y2="13.3cm">
          <text:p/>
        </draw:line>
        <draw:line draw:style-name="gr6" draw:text-style-name="P3" draw:layer="layout" svg:x1="14.2cm" svg:y1="2cm" svg:x2="14.2cm" svg:y2="13.4cm">
          <text:p/>
        </draw:line>
        <draw:line draw:style-name="gr5" draw:text-style-name="P3" draw:layer="layout" svg:x1="14.2cm" svg:y1="2cm" svg:x2="15.6cm" svg:y2="2cm">
          <text:p/>
        </draw:line>
        <draw:line draw:style-name="gr5" draw:text-style-name="P3" draw:layer="layout" svg:x1="14.2cm" svg:y1="4.2cm" svg:x2="15.6cm" svg:y2="4.2cm">
          <text:p/>
        </draw:line>
        <draw:line draw:style-name="gr5" draw:text-style-name="P3" draw:layer="layout" svg:x1="14.2cm" svg:y1="11.2cm" svg:x2="15.6cm" svg:y2="11.2cm">
          <text:p/>
        </draw:line>
        <draw:line draw:style-name="gr5" draw:text-style-name="P3" draw:layer="layout" svg:x1="14.2cm" svg:y1="13.4cm" svg:x2="15.6cm" svg:y2="13.4cm">
          <text:p/>
        </draw:line>
        <draw:line draw:style-name="gr5" draw:text-style-name="P3" draw:layer="layout" svg:x1="14.2cm" svg:y1="6.6cm" svg:x2="15.6cm" svg:y2="6.6cm">
          <text:p/>
        </draw:line>
        <draw:line draw:style-name="gr5" draw:text-style-name="P3" draw:layer="layout" svg:x1="14.2cm" svg:y1="8.8cm" svg:x2="15.6cm" svg:y2="8.8cm">
          <text:p/>
        </draw:line>
        <draw:line draw:style-name="gr7" draw:text-style-name="P2" draw:layer="layout" svg:x1="23.9cm" svg:y1="2cm" svg:x2="25.6cm" svg:y2="2cm">
          <text:p/>
        </draw:line>
        <draw:line draw:style-name="gr7" draw:text-style-name="P2" draw:layer="layout" svg:x1="23.9cm" svg:y1="4.2cm" svg:x2="25.6cm" svg:y2="4.2cm">
          <text:p/>
        </draw:line>
        <draw:line draw:style-name="gr7" draw:text-style-name="P2" draw:layer="layout" svg:x1="23.9cm" svg:y1="11cm" svg:x2="25.6cm" svg:y2="11cm">
          <text:p/>
        </draw:line>
        <draw:line draw:style-name="gr7" draw:text-style-name="P2" draw:layer="layout" svg:x1="23.9cm" svg:y1="13.3cm" svg:x2="25.6cm" svg:y2="13.3cm">
          <text:p/>
        </draw:line>
        <draw:line draw:style-name="gr7" draw:text-style-name="P2" draw:layer="layout" svg:x1="23.9cm" svg:y1="6.569cm" svg:x2="25.6cm" svg:y2="6.569cm">
          <text:p/>
        </draw:line>
        <draw:line draw:style-name="gr7" draw:text-style-name="P2" draw:layer="layout" svg:x1="23.9cm" svg:y1="8.769cm" svg:x2="25.6cm" svg:y2="8.769cm">
          <text:p/>
        </draw:line>
        <draw:line draw:style-name="gr7" draw:text-style-name="P2" draw:layer="layout" svg:x1="5.4cm" svg:y1="7.8cm" svg:x2="3.9cm" svg:y2="7.769cm">
          <text:p/>
        </draw:line>
        <draw:custom-shape draw:style-name="gr1" draw:text-style-name="P2" draw:layer="layout" svg:width="4cm" svg:height="1cm" svg:x="3.8cm" svg:y="0.9cm">
          <text:p text:style-name="P1"><text:span text:style-name="T1">Bed Room Wiring</text:span></text:p>
          <text:p text:style-name="P1"><text:span text:style-name="T1">Type B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cm" svg:y1="7.8cm" svg:x2="9.6cm" svg:y2="7.8cm">
          <text:p/>
        </draw:line>
        <draw:line draw:style-name="gr22" draw:text-style-name="P3" draw:layer="layout" svg:x1="13.4cm" svg:y1="7.5cm" svg:x2="13cm" svg:y2="8.1cm">
          <text:p/>
        </draw:line>
        <draw:line draw:style-name="gr6" draw:text-style-name="P3" draw:layer="layout" svg:x1="12.6cm" svg:y1="7.8cm" svg:x2="14.2cm" svg:y2="7.8cm">
          <text:p/>
        </draw:line>
        <draw:custom-shape draw:style-name="gr23" draw:text-style-name="P9" draw:layer="layout" svg:width="1.4cm" svg:height="1.4cm" svg:x="10.4cm" svg:y="5.9cm">
          <text:p text:style-name="P1">Bypass </text:p>
          <text:p text:style-name="P1">Switc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24" draw:text-style-name="P5" draw:layer="layout" svg:width="12.8cm" svg:height="7.6cm" svg:x="5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2.8cm" svg:height="2.4cm" svg:x="6.8cm" svg:y="4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4cm" svg:height="0.4cm" svg:x="8.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4cm" svg:height="0.4cm" svg:x="8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8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8cm" svg:height="2.4cm" svg:x="6.8cm" svg:y="8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4cm" svg:height="0.4cm" svg:x="8.3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8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8cm" svg:height="2.4cm" svg:x="10.8cm" svg:y="4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4cm" svg:height="0.4cm" svg:x="12.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4cm" svg:height="0.4cm" svg:x="12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2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8cm" svg:height="2.4cm" svg:x="10.8cm" svg:y="8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4cm" svg:height="0.4cm" svg:x="12.3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2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8cm" svg:height="2.4cm" svg:x="14.6cm" svg:y="4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4cm" svg:height="0.4cm" svg:x="16.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4cm" svg:height="0.4cm" svg:x="16.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6.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8cm" svg:height="2.4cm" svg:x="14.6cm" svg:y="8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4cm" svg:height="0.4cm" svg:x="16.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6.1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4cm" svg:height="0.4cm" svg:x="6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2" draw:layer="layout" svg:x1="6.2cm" svg:y1="6.1cm" svg:x2="17cm" svg:y2="6.1cm">
          <text:p/>
        </draw:line>
        <draw:custom-shape draw:style-name="gr27" draw:text-style-name="P11" draw:layer="layout" svg:width="0.4cm" svg:height="0.4cm" svg:x="8.9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4cm" svg:height="0.4cm" svg:x="12.9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4cm" svg:height="0.4cm" svg:x="16.7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4cm" svg:height="0.4cm" svg:x="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2" draw:layer="layout" svg:x1="6.2cm" svg:y1="9.8cm" svg:x2="17cm" svg:y2="9.8cm">
          <text:p/>
        </draw:line>
        <draw:custom-shape draw:style-name="gr27" draw:text-style-name="P11" draw:layer="layout" svg:width="0.4cm" svg:height="0.4cm" svg:x="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2" draw:layer="layout" svg:x1="6.2cm" svg:y1="6.1cm" svg:x2="6.2cm" svg:y2="9.8cm">
          <text:p/>
        </draw:line>
        <draw:custom-shape draw:style-name="gr30" draw:text-style-name="P13" draw:layer="layout" svg:width="3.8cm" svg:height="0.6cm" svg:x="10.6cm" svg:y="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4cm" svg:height="0.4cm" svg:x="12.3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3.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0.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4" draw:layer="layout" svg:x1="8.4cm" svg:y1="5.4cm" svg:x2="11.013cm" svg:y2="4.282cm">
          <text:p/>
        </draw:line>
        <draw:line draw:style-name="gr31" draw:text-style-name="P14" draw:layer="layout" svg:x1="12.5cm" svg:y1="5.4cm" svg:x2="12.5cm" svg:y2="4.3cm">
          <text:p/>
        </draw:line>
        <draw:line draw:style-name="gr31" draw:text-style-name="P14" draw:layer="layout" svg:x1="14.001cm" svg:y1="4.282cm" svg:x2="16.4cm" svg:y2="5.4cm">
          <text:p/>
        </draw:line>
        <draw:custom-shape draw:style-name="gr30" draw:text-style-name="P13" draw:layer="layout" svg:width="3.8cm" svg:height="0.6cm" svg:x="10.6cm" svg:y="7.7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4cm" svg:height="0.4cm" svg:x="12.3cm" svg:y="7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3.8cm" svg:y="7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0.8cm" svg:y="7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4" draw:layer="layout" svg:x1="8.4cm" svg:y1="9.125cm" svg:x2="11.013cm" svg:y2="8.007cm">
          <text:p/>
        </draw:line>
        <draw:line draw:style-name="gr31" draw:text-style-name="P14" draw:layer="layout" svg:x1="12.5cm" svg:y1="9.125cm" svg:x2="12.5cm" svg:y2="8.025cm">
          <text:p/>
        </draw:line>
        <draw:line draw:style-name="gr31" draw:text-style-name="P14" draw:layer="layout" svg:x1="14.001cm" svg:y1="8.007cm" svg:x2="16.4cm" svg:y2="9.125cm">
          <text:p/>
        </draw:line>
        <draw:custom-shape draw:style-name="gr32" draw:text-style-name="P9" draw:layer="layout" svg:width="0.4cm" svg:height="0.4cm" svg:x="5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0.4cm" svg:height="0.4cm" svg:x="5.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0.4cm" svg:height="0.4cm" svg:x="16.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0.4cm" svg:height="0.4cm" svg:x="5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24" draw:text-style-name="P5" draw:layer="layout" svg:width="12.8cm" svg:height="7.6cm" svg:x="5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2.8cm" svg:height="2.4cm" svg:x="6.8cm" svg:y="4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4cm" svg:height="0.4cm" svg:x="8.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0.4cm" svg:height="0.4cm" svg:x="8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8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8cm" svg:height="2.4cm" svg:x="6.8cm" svg:y="8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4cm" svg:height="0.4cm" svg:x="8.3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8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8cm" svg:height="2.4cm" svg:x="10.8cm" svg:y="4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4cm" svg:height="0.4cm" svg:x="12.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0.4cm" svg:height="0.4cm" svg:x="12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2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8cm" svg:height="2.4cm" svg:x="10.8cm" svg:y="8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4cm" svg:height="0.4cm" svg:x="12.3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2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8cm" svg:height="2.4cm" svg:x="14.6cm" svg:y="4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4cm" svg:height="0.4cm" svg:x="16.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0.4cm" svg:height="0.4cm" svg:x="16.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6.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8cm" svg:height="2.4cm" svg:x="14.6cm" svg:y="8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4cm" svg:height="0.4cm" svg:x="16.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6.1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0.4cm" svg:height="0.4cm" svg:x="6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2" draw:layer="layout" svg:x1="6.2cm" svg:y1="6.1cm" svg:x2="17cm" svg:y2="6.1cm">
          <text:p/>
        </draw:line>
        <draw:custom-shape draw:style-name="gr27" draw:text-style-name="P11" draw:layer="layout" svg:width="0.4cm" svg:height="0.4cm" svg:x="8.9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4cm" svg:height="0.4cm" svg:x="12.9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4cm" svg:height="0.4cm" svg:x="16.7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4cm" svg:height="0.4cm" svg:x="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2" draw:layer="layout" svg:x1="6.2cm" svg:y1="9.8cm" svg:x2="17cm" svg:y2="9.8cm">
          <text:p/>
        </draw:line>
        <draw:custom-shape draw:style-name="gr27" draw:text-style-name="P11" draw:layer="layout" svg:width="0.4cm" svg:height="0.4cm" svg:x="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2" draw:layer="layout" svg:x1="6.2cm" svg:y1="6.1cm" svg:x2="6.2cm" svg:y2="9.8cm">
          <text:p/>
        </draw:line>
        <draw:custom-shape draw:style-name="gr30" draw:text-style-name="P13" draw:layer="layout" svg:width="3.8cm" svg:height="0.6cm" svg:x="10.6cm" svg:y="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4cm" svg:height="0.4cm" svg:x="12.3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3.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0.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4" draw:layer="layout" svg:x1="8.4cm" svg:y1="5.4cm" svg:x2="11.013cm" svg:y2="4.282cm">
          <text:p/>
        </draw:line>
        <draw:line draw:style-name="gr31" draw:text-style-name="P14" draw:layer="layout" svg:x1="12.5cm" svg:y1="5.4cm" svg:x2="12.5cm" svg:y2="4.3cm">
          <text:p/>
        </draw:line>
        <draw:line draw:style-name="gr31" draw:text-style-name="P14" draw:layer="layout" svg:x1="14.001cm" svg:y1="4.282cm" svg:x2="16.4cm" svg:y2="5.4cm">
          <text:p/>
        </draw:line>
        <draw:custom-shape draw:style-name="gr30" draw:text-style-name="P13" draw:layer="layout" svg:width="3.8cm" svg:height="0.6cm" svg:x="10.6cm" svg:y="7.7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4cm" svg:height="0.4cm" svg:x="12.3cm" svg:y="7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3.8cm" svg:y="7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0.8cm" svg:y="7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4" draw:layer="layout" svg:x1="8.4cm" svg:y1="9.125cm" svg:x2="11.013cm" svg:y2="8.007cm">
          <text:p/>
        </draw:line>
        <draw:line draw:style-name="gr31" draw:text-style-name="P14" draw:layer="layout" svg:x1="12.5cm" svg:y1="9.125cm" svg:x2="12.5cm" svg:y2="8.025cm">
          <text:p/>
        </draw:line>
        <draw:line draw:style-name="gr31" draw:text-style-name="P14" draw:layer="layout" svg:x1="14.001cm" svg:y1="8.007cm" svg:x2="16.4cm" svg:y2="9.125cm">
          <text:p/>
        </draw:line>
        <draw:custom-shape draw:style-name="gr32" draw:text-style-name="P9" draw:layer="layout" svg:width="0.4cm" svg:height="0.4cm" svg:x="5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0.4cm" svg:height="0.4cm" svg:x="5.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0.4cm" svg:height="0.4cm" svg:x="16.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0.4cm" svg:height="0.4cm" svg:x="5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5" draw:layer="layout" svg:x1="5cm" svg:y1="3.2cm" svg:x2="17.8cm" svg:y2="3.2cm">
          <text:p text:style-name="P1"><text:span text:style-name="T3">9.3 cm</text:span></text:p>
        </draw:line>
        <draw:line draw:style-name="gr34" draw:text-style-name="P15" draw:layer="layout" svg:x1="6.8cm" svg:y1="7.5cm" svg:x2="9.6cm" svg:y2="7.5cm">
          <text:p text:style-name="P1"><text:span text:style-name="T3">2 cm</text:span></text:p>
        </draw:line>
        <draw:line draw:style-name="gr34" draw:text-style-name="P15" draw:layer="layout" svg:x1="18.2cm" svg:y1="3.8cm" svg:x2="18.2cm" svg:y2="11.4cm">
          <text:p text:style-name="P1"><text:span text:style-name="T3">5.6 cm</text:span></text:p>
        </draw:lin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24" draw:text-style-name="P5" draw:layer="layout" svg:width="12.8cm" svg:height="7.6cm" svg:x="5.075cm" svg:y="3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2.8cm" svg:height="2.4cm" svg:x="6.875cm" svg:y="4.8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4cm" svg:height="0.4cm" svg:x="7.275cm" svg:y="5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4cm" svg:height="0.4cm" svg:x="8.975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8.375cm" svg:y="6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8cm" svg:height="2.4cm" svg:x="6.875cm" svg:y="8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4cm" svg:height="0.4cm" svg:x="7.275cm" svg:y="8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8.375cm" svg:y="1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8cm" svg:height="2.4cm" svg:x="10.875cm" svg:y="4.8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4cm" svg:height="0.4cm" svg:x="11.275cm" svg:y="5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4cm" svg:height="0.4cm" svg:x="12.975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2.375cm" svg:y="6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8cm" svg:height="2.4cm" svg:x="10.875cm" svg:y="8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4cm" svg:height="0.4cm" svg:x="11.275cm" svg:y="8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2.375cm" svg:y="1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8cm" svg:height="2.4cm" svg:x="14.675cm" svg:y="4.8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4cm" svg:height="0.4cm" svg:x="15.075cm" svg:y="5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4cm" svg:height="0.4cm" svg:x="16.775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6.175cm" svg:y="6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8cm" svg:height="2.4cm" svg:x="14.675cm" svg:y="8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4cm" svg:height="0.4cm" svg:x="15.075cm" svg:y="8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5.075cm" svg:y="1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4cm" svg:height="0.4cm" svg:x="6.075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2" draw:layer="layout" svg:x1="6.275cm" svg:y1="6.026cm" svg:x2="17.075cm" svg:y2="6.026cm">
          <text:p/>
        </draw:line>
        <draw:custom-shape draw:style-name="gr27" draw:text-style-name="P11" draw:layer="layout" svg:width="0.4cm" svg:height="0.4cm" svg:x="8.975cm" svg:y="9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4cm" svg:height="0.4cm" svg:x="12.975cm" svg:y="9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4cm" svg:height="0.4cm" svg:x="16.775cm" svg:y="9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4cm" svg:height="0.4cm" svg:x="6.075cm" svg:y="9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2" draw:layer="layout" svg:x1="6.275cm" svg:y1="9.726cm" svg:x2="17.075cm" svg:y2="9.726cm">
          <text:p/>
        </draw:line>
        <draw:custom-shape draw:style-name="gr27" draw:text-style-name="P11" draw:layer="layout" svg:width="0.4cm" svg:height="0.4cm" svg:x="6.075cm" svg:y="7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2" draw:layer="layout" svg:x1="6.275cm" svg:y1="6.026cm" svg:x2="6.275cm" svg:y2="9.726cm">
          <text:p/>
        </draw:line>
        <draw:custom-shape draw:style-name="gr30" draw:text-style-name="P13" draw:layer="layout" svg:width="3.8cm" svg:height="0.6cm" svg:x="9.575cm" svg:y="3.9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4cm" svg:height="0.4cm" svg:x="11.275cm" svg:y="4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2.775cm" svg:y="4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9.775cm" svg:y="4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4" draw:layer="layout" svg:x1="7.375cm" svg:y1="5.326cm" svg:x2="9.988cm" svg:y2="4.208cm">
          <text:p/>
        </draw:line>
        <draw:line draw:style-name="gr31" draw:text-style-name="P14" draw:layer="layout" svg:x1="11.475cm" svg:y1="5.326cm" svg:x2="11.475cm" svg:y2="4.226cm">
          <text:p/>
        </draw:line>
        <draw:line draw:style-name="gr31" draw:text-style-name="P14" draw:layer="layout" svg:x1="12.976cm" svg:y1="4.208cm" svg:x2="15.375cm" svg:y2="5.326cm">
          <text:p/>
        </draw:line>
        <draw:custom-shape draw:style-name="gr30" draw:text-style-name="P13" draw:layer="layout" svg:width="3.8cm" svg:height="0.6cm" svg:x="9.575cm" svg:y="7.65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4cm" svg:height="0.4cm" svg:x="11.275cm" svg:y="7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2.775cm" svg:y="7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9.775cm" svg:y="7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4" draw:layer="layout" svg:x1="7.375cm" svg:y1="9.051cm" svg:x2="9.988cm" svg:y2="7.933cm">
          <text:p/>
        </draw:line>
        <draw:line draw:style-name="gr31" draw:text-style-name="P14" draw:layer="layout" svg:x1="11.475cm" svg:y1="9.051cm" svg:x2="11.475cm" svg:y2="7.951cm">
          <text:p/>
        </draw:line>
        <draw:line draw:style-name="gr31" draw:text-style-name="P14" draw:layer="layout" svg:x1="12.976cm" svg:y1="7.933cm" svg:x2="15.375cm" svg:y2="9.051cm">
          <text:p/>
        </draw:line>
        <draw:custom-shape draw:style-name="gr32" draw:text-style-name="P9" draw:layer="layout" svg:width="0.4cm" svg:height="0.4cm" svg:x="5.575cm" svg:y="4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0.4cm" svg:height="0.4cm" svg:x="5.475cm" svg:y="10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0.4cm" svg:height="0.4cm" svg:x="16.175cm" svg:y="7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0.4cm" svg:height="0.4cm" svg:x="5.575cm" svg:y="4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6" draw:layer="layout" svg:x1="5.075cm" svg:y1="3.126cm" svg:x2="17.875cm" svg:y2="3.126cm">
          <text:p text:style-name="P1"><text:span text:style-name="T4">9.3 cm</text:span></text:p>
        </draw:line>
        <draw:line draw:style-name="gr34" draw:text-style-name="P16" draw:layer="layout" svg:x1="6.875cm" svg:y1="7.426cm" svg:x2="9.675cm" svg:y2="7.426cm">
          <text:p text:style-name="P1"><text:span text:style-name="T4">2 cm</text:span></text:p>
        </draw:line>
        <draw:line draw:style-name="gr34" draw:text-style-name="P16" draw:layer="layout" svg:x1="18.275cm" svg:y1="3.726cm" svg:x2="18.275cm" svg:y2="11.326cm">
          <text:p text:style-name="P1"><text:span text:style-name="T4">5.6 cm</text:span></text:p>
        </draw:line>
        <draw:custom-shape draw:style-name="gr28" draw:text-style-name="P11" draw:layer="layout" svg:width="0.4cm" svg:height="0.4cm" svg:x="16.175cm" svg:y="5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6.175cm" svg:y="8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2.375cm" svg:y="8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8.375cm" svg:y="8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1.275cm" svg:y="1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7.275cm" svg:y="1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6.175cm" svg:y="1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5.075cm" svg:y="6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1.275cm" svg:y="6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7.275cm" svg:y="6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5.075cm" svg:y="1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1.275cm" svg:y="1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7.275cm" svg:y="1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8.375cm" svg:y="5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4cm" svg:height="0.4cm" svg:x="12.375cm" svg:y="5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35" draw:text-style-name="P5" draw:layer="layout" svg:width="4.8cm" svg:height="10.8cm" svg:x="6.4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6" draw:text-style-name="P10" draw:layer="layout" svg:width="2.125cm" svg:height="1.8cm" svg:x="8.675cm" svg:y="1.2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1" draw:layer="layout" svg:width="0.303cm" svg:height="0.3cm" svg:x="8.979cm" svg:y="1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0.269cm" svg:y="1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9.813cm" svg:y="2.4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9.813cm" svg:y="1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3cm" svg:height="0.3cm" svg:x="8.979cm" svg:y="2.4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10" draw:layer="layout" svg:width="2.125cm" svg:height="1.8cm" svg:x="8.675cm" svg:y="3.1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1" draw:layer="layout" svg:width="0.303cm" svg:height="0.3cm" svg:x="8.979cm" svg:y="3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0.269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9.813cm" svg:y="4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9.813cm" svg:y="3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3cm" svg:height="0.3cm" svg:x="8.979cm" svg:y="4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10" draw:layer="layout" svg:width="2.125cm" svg:height="1.8cm" svg:x="8.675cm" svg:y="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1" draw:layer="layout" svg:width="0.303cm" svg:height="0.3cm" svg:x="8.979cm" svg:y="5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0.269cm" svg:y="5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9.813cm" svg:y="6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9.813cm" svg:y="5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3cm" svg:height="0.3cm" svg:x="8.979cm" svg:y="6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10" draw:layer="layout" svg:width="2.125cm" svg:height="1.8cm" svg:x="8.675cm" svg:y="6.9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1" draw:layer="layout" svg:width="0.303cm" svg:height="0.3cm" svg:x="8.979cm" svg:y="7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0.269cm" svg:y="7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9.813cm" svg:y="8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9.813cm" svg:y="7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3cm" svg:height="0.3cm" svg:x="8.979cm" svg:y="8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10" draw:layer="layout" svg:width="2.125cm" svg:height="1.8cm" svg:x="8.675cm" svg:y="8.8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1" draw:layer="layout" svg:width="0.303cm" svg:height="0.3cm" svg:x="8.979cm" svg:y="9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0.269cm" svg:y="9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9.813cm" svg:y="10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9.813cm" svg:y="9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3cm" svg:height="0.3cm" svg:x="8.979cm" svg:y="10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18" draw:layer="layout" svg:width="1cm" svg:height="4.7cm" svg:x="6.9cm" svg:y="3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7" draw:text-style-name="P11" draw:layer="layout" svg:width="0.325cm" svg:height="0.314cm" svg:x="7.204cm" svg:y="5.24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25cm" svg:height="0.314cm" svg:x="7.204cm" svg:y="4.292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25cm" svg:height="0.314cm" svg:x="7.204cm" svg:y="3.241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25cm" svg:height="0.314cm" svg:x="7.204cm" svg:y="7.142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25cm" svg:height="0.314cm" svg:x="7.204cm" svg:y="6.21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25cm" svg:height="0.314cm" svg:x="7.139cm" svg:y="9.51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25cm" svg:height="0.314cm" svg:x="7.205cm" svg:y="1.442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25cm" svg:height="0.314cm" svg:x="7.205cm" svg:y="2.042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0" draw:text-style-name="P19" draw:layer="layout" svg:x1="9.092cm" svg:y1="5.404cm" svg:x2="7.3cm" svg:y2="5.404cm">
          <text:p/>
        </draw:line>
        <draw:line draw:style-name="gr40" draw:text-style-name="P19" draw:layer="layout" svg:x1="9.1cm" svg:y1="3.5cm" svg:x2="7.3cm" svg:y2="4.5cm">
          <text:p/>
        </draw:line>
        <draw:line draw:style-name="gr40" draw:text-style-name="P19" draw:layer="layout" svg:x1="9.1cm" svg:y1="7.3cm" svg:x2="7.3cm" svg:y2="6.3cm">
          <text:p/>
        </draw:line>
        <draw:line draw:style-name="gr40" draw:text-style-name="P19" draw:layer="layout" svg:x1="9.1cm" svg:y1="9.2cm" svg:x2="7.3cm" svg:y2="7.2cm">
          <text:p/>
        </draw:line>
        <draw:line draw:style-name="gr40" draw:text-style-name="P19" draw:layer="layout" svg:x1="9.1cm" svg:y1="1.45cm" svg:x2="7.3cm" svg:y2="3.45cm">
          <text:p/>
        </draw:line>
        <draw:line draw:style-name="gr40" draw:text-style-name="P19" draw:layer="layout" svg:x1="10.381cm" svg:y1="1.898cm" svg:x2="10.381cm" svg:y2="10.298cm">
          <text:p/>
        </draw:line>
        <draw:line draw:style-name="gr41" draw:text-style-name="P19" draw:layer="layout" svg:x1="10.2cm" svg:y1="2.8cm" svg:x2="10.2cm" svg:y2="3.6cm">
          <text:p/>
        </draw:line>
        <draw:line draw:style-name="gr41" draw:text-style-name="P19" draw:layer="layout" svg:x1="10cm" svg:y1="2.6cm" svg:x2="10.2cm" svg:y2="2.8cm">
          <text:p/>
        </draw:line>
        <draw:line draw:style-name="gr41" draw:text-style-name="P19" draw:layer="layout" svg:x1="10.2cm" svg:y1="3.6cm" svg:x2="10cm" svg:y2="3.8cm">
          <text:p/>
        </draw:line>
        <draw:line draw:style-name="gr41" draw:text-style-name="P19" draw:layer="layout" svg:x1="10cm" svg:y1="3.8cm" svg:x2="10cm" svg:y2="4.6cm">
          <text:p/>
        </draw:line>
        <draw:line draw:style-name="gr41" draw:text-style-name="P19" draw:layer="layout" svg:x1="10.2cm" svg:y1="4.7cm" svg:x2="10.2cm" svg:y2="5.5cm">
          <text:p/>
        </draw:line>
        <draw:line draw:style-name="gr41" draw:text-style-name="P19" draw:layer="layout" svg:x1="10cm" svg:y1="4.5cm" svg:x2="10.2cm" svg:y2="4.7cm">
          <text:p/>
        </draw:line>
        <draw:line draw:style-name="gr41" draw:text-style-name="P19" draw:layer="layout" svg:x1="10.2cm" svg:y1="5.5cm" svg:x2="10cm" svg:y2="5.7cm">
          <text:p/>
        </draw:line>
        <draw:line draw:style-name="gr41" draw:text-style-name="P19" draw:layer="layout" svg:x1="10cm" svg:y1="5.7cm" svg:x2="10cm" svg:y2="6.5cm">
          <text:p/>
        </draw:line>
        <draw:line draw:style-name="gr41" draw:text-style-name="P19" draw:layer="layout" svg:x1="10.2cm" svg:y1="6.6cm" svg:x2="10.2cm" svg:y2="7.4cm">
          <text:p/>
        </draw:line>
        <draw:line draw:style-name="gr41" draw:text-style-name="P19" draw:layer="layout" svg:x1="10cm" svg:y1="6.4cm" svg:x2="10.2cm" svg:y2="6.6cm">
          <text:p/>
        </draw:line>
        <draw:line draw:style-name="gr41" draw:text-style-name="P19" draw:layer="layout" svg:x1="10.2cm" svg:y1="7.4cm" svg:x2="10cm" svg:y2="7.6cm">
          <text:p/>
        </draw:line>
        <draw:line draw:style-name="gr41" draw:text-style-name="P19" draw:layer="layout" svg:x1="10cm" svg:y1="7.6cm" svg:x2="10cm" svg:y2="8.4cm">
          <text:p/>
        </draw:line>
        <draw:line draw:style-name="gr41" draw:text-style-name="P19" draw:layer="layout" svg:x1="10.2cm" svg:y1="8.5cm" svg:x2="10.2cm" svg:y2="9.3cm">
          <text:p/>
        </draw:line>
        <draw:line draw:style-name="gr41" draw:text-style-name="P19" draw:layer="layout" svg:x1="10cm" svg:y1="8.3cm" svg:x2="10.2cm" svg:y2="8.5cm">
          <text:p/>
        </draw:line>
        <draw:line draw:style-name="gr41" draw:text-style-name="P19" draw:layer="layout" svg:x1="10.2cm" svg:y1="9.3cm" svg:x2="10cm" svg:y2="9.5cm">
          <text:p/>
        </draw:line>
        <draw:line draw:style-name="gr41" draw:text-style-name="P19" draw:layer="layout" svg:x1="10cm" svg:y1="9.5cm" svg:x2="10cm" svg:y2="10.3cm">
          <text:p/>
        </draw:line>
        <draw:line draw:style-name="gr41" draw:text-style-name="P19" draw:layer="layout" svg:x1="10.2cm" svg:y1="1cm" svg:x2="10.2cm" svg:y2="1.7cm">
          <text:p/>
        </draw:line>
        <draw:line draw:style-name="gr41" draw:text-style-name="P19" draw:layer="layout" svg:x1="10.2cm" svg:y1="1.7cm" svg:x2="10cm" svg:y2="1.9cm">
          <text:p/>
        </draw:line>
        <draw:line draw:style-name="gr41" draw:text-style-name="P19" draw:layer="layout" svg:x1="10cm" svg:y1="1.9cm" svg:x2="10cm" svg:y2="2.7cm">
          <text:p/>
        </draw:line>
        <draw:line draw:style-name="gr41" draw:text-style-name="P19" draw:layer="layout" svg:x1="9.7cm" svg:y1="1.1cm" svg:x2="9.7cm" svg:y2="9.2cm">
          <text:p/>
        </draw:line>
        <draw:line draw:style-name="gr41" draw:text-style-name="P19" draw:layer="layout" svg:x1="10cm" svg:y1="9.2cm" svg:x2="9.7cm" svg:y2="9.2cm">
          <text:p/>
        </draw:line>
        <draw:line draw:style-name="gr41" draw:text-style-name="P19" draw:layer="layout" svg:x1="10cm" svg:y1="7.3cm" svg:x2="9.7cm" svg:y2="7.3cm">
          <text:p/>
        </draw:line>
        <draw:line draw:style-name="gr41" draw:text-style-name="P19" draw:layer="layout" svg:x1="10cm" svg:y1="5.4cm" svg:x2="9.7cm" svg:y2="5.4cm">
          <text:p/>
        </draw:line>
        <draw:line draw:style-name="gr41" draw:text-style-name="P19" draw:layer="layout" svg:x1="10cm" svg:y1="3.5cm" svg:x2="9.7cm" svg:y2="3.5cm">
          <text:p/>
        </draw:line>
        <draw:line draw:style-name="gr41" draw:text-style-name="P19" draw:layer="layout" svg:x1="10cm" svg:y1="1.6cm" svg:x2="9.7cm" svg:y2="1.6cm">
          <text:p/>
        </draw:line>
        <draw:line draw:style-name="gr41" draw:text-style-name="P19" draw:layer="layout" svg:x1="9.7cm" svg:y1="1.1cm" svg:x2="8.4cm" svg:y2="1.1cm">
          <text:p/>
        </draw:line>
        <draw:line draw:style-name="gr41" draw:text-style-name="P19" draw:layer="layout" svg:x1="8.4cm" svg:y1="1.1cm" svg:x2="7.8cm" svg:y2="2.2cm">
          <text:p/>
        </draw:line>
        <draw:line draw:style-name="gr41" draw:text-style-name="P19" draw:layer="layout" svg:x1="7.8cm" svg:y1="2.2cm" svg:x2="7.4cm" svg:y2="2.2cm">
          <text:p/>
        </draw:line>
        <draw:line draw:style-name="gr41" draw:text-style-name="P19" draw:layer="layout" svg:x1="10.2cm" svg:y1="1cm" svg:x2="8.2cm" svg:y2="1cm">
          <text:p/>
        </draw:line>
        <draw:line draw:style-name="gr41" draw:text-style-name="P19" draw:layer="layout" svg:x1="8.2cm" svg:y1="1cm" svg:x2="7.8cm" svg:y2="1.6cm">
          <text:p/>
        </draw:line>
        <draw:line draw:style-name="gr41" draw:text-style-name="P19" draw:layer="layout" svg:x1="7.8cm" svg:y1="1.6cm" svg:x2="7.4cm" svg:y2="1.6cm">
          <text:p/>
        </draw:line>
        <draw:line draw:style-name="gr40" draw:text-style-name="P19" draw:layer="layout" svg:x1="10.381cm" svg:y1="10.298cm" svg:x2="9.981cm" svg:y2="10.798cm">
          <text:p/>
        </draw:line>
        <draw:line draw:style-name="gr40" draw:text-style-name="P19" draw:layer="layout" svg:x1="7.281cm" svg:y1="10.298cm" svg:x2="7.681cm" svg:y2="10.798cm">
          <text:p/>
        </draw:line>
        <draw:line draw:style-name="gr40" draw:text-style-name="P19" draw:layer="layout" svg:x1="9.981cm" svg:y1="10.798cm" svg:x2="7.691cm" svg:y2="10.804cm">
          <text:p/>
        </draw:line>
        <draw:line draw:style-name="gr40" draw:text-style-name="P19" draw:layer="layout" svg:x1="7.281cm" svg:y1="9.616cm" svg:x2="7.281cm" svg:y2="10.318cm">
          <text:p/>
        </draw:line>
        <draw:line draw:style-name="gr34" draw:text-style-name="P16" draw:layer="layout" svg:x1="10.884cm" svg:y1="5.025cm" svg:x2="10.884cm" svg:y2="6.8cm">
          <text:p text:style-name="P1"><text:span text:style-name="T4">1.5 cm</text:span></text:p>
        </draw:line>
        <draw:line draw:style-name="gr34" draw:text-style-name="P16" draw:layer="layout" svg:x1="11.742cm" svg:y1="0.599cm" svg:x2="11.8cm" svg:y2="11.4cm">
          <text:p text:style-name="P1"><text:span text:style-name="T4">9.2 cm</text:span></text:p>
        </draw:line>
        <draw:line draw:style-name="gr34" draw:text-style-name="P16" draw:layer="layout" svg:x1="6.3cm" svg:y1="0.3cm" svg:x2="11.301cm" svg:y2="0.3cm">
          <text:p text:style-name="P1"><text:span text:style-name="T4">4.1 cm</text:span></text:p>
        </draw:lin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35" draw:text-style-name="P5" xml:id="id6" draw:id="id6" draw:layer="layout" svg:width="4.8cm" svg:height="10.8cm" svg:x="11.074cm" svg:y="2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5" draw:id="id5">
          <draw:custom-shape draw:style-name="gr36" draw:text-style-name="P10" draw:layer="layout" svg:width="2.125cm" svg:height="1.8cm" svg:x="12.349cm" svg:y="3.42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1" draw:layer="layout" svg:width="0.303cm" svg:height="0.3cm" svg:x="12.653cm" svg:y="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3.943cm" svg:y="4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487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487cm" svg:y="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3cm" svg:height="0.3cm" svg:x="12.653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10" draw:layer="layout" svg:width="2.125cm" svg:height="1.8cm" svg:x="12.349cm" svg:y="5.32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1" draw:layer="layout" svg:width="0.303cm" svg:height="0.3cm" svg:x="12.653cm" svg:y="5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3.943cm" svg:y="6.0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487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487cm" svg:y="5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3cm" svg:height="0.3cm" svg:x="12.653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10" draw:layer="layout" svg:width="2.125cm" svg:height="1.8cm" svg:x="12.349cm" svg:y="7.22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1" draw:layer="layout" svg:width="0.303cm" svg:height="0.3cm" svg:x="12.653cm" svg:y="7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3.943cm" svg:y="7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487cm" svg:y="8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487cm" svg:y="7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3cm" svg:height="0.3cm" svg:x="12.653cm" svg:y="8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10" draw:layer="layout" svg:width="2.125cm" svg:height="1.8cm" svg:x="12.349cm" svg:y="9.12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1" draw:layer="layout" svg:width="0.303cm" svg:height="0.3cm" svg:x="12.653cm" svg:y="9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3.943cm" svg:y="9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487cm" svg:y="10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487cm" svg:y="9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3cm" svg:height="0.3cm" svg:x="12.653cm" svg:y="10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10" draw:layer="layout" svg:width="2.125cm" svg:height="1.8cm" svg:x="12.349cm" svg:y="11.02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1" draw:layer="layout" svg:width="0.303cm" svg:height="0.3cm" svg:x="12.653cm" svg:y="11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3.943cm" svg:y="11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487cm" svg:y="1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487cm" svg:y="11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3cm" svg:height="0.3cm" svg:x="12.653cm" svg:y="1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18" draw:layer="layout" svg:width="1cm" svg:height="4.7cm" svg:x="7.374cm" svg:y="5.226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7" draw:text-style-name="P11" draw:layer="layout" svg:width="0.325cm" svg:height="0.314cm" svg:x="7.678cm" svg:y="7.466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25cm" svg:height="0.314cm" svg:x="7.678cm" svg:y="6.518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25cm" svg:height="0.314cm" svg:x="7.678cm" svg:y="5.46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25cm" svg:height="0.314cm" svg:x="7.678cm" svg:y="9.368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25cm" svg:height="0.314cm" svg:x="7.678cm" svg:y="8.436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7" draw:text-style-name="P11" draw:layer="layout" svg:width="0.325cm" svg:height="0.314cm" svg:x="14.879cm" svg:y="3.836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25cm" svg:height="0.314cm" svg:x="14.88cm" svg:y="4.436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7" draw:text-style-name="P11" draw:layer="layout" svg:width="0.325cm" svg:height="0.314cm" svg:x="14.879cm" svg:y="5.736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25cm" svg:height="0.314cm" svg:x="14.88cm" svg:y="6.336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7" draw:text-style-name="P11" draw:layer="layout" svg:width="0.325cm" svg:height="0.314cm" svg:x="14.879cm" svg:y="7.63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25cm" svg:height="0.314cm" svg:x="14.88cm" svg:y="8.23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7" draw:text-style-name="P11" draw:layer="layout" svg:width="0.325cm" svg:height="0.314cm" svg:x="14.879cm" svg:y="9.53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25cm" svg:height="0.314cm" svg:x="14.88cm" svg:y="10.13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7" draw:text-style-name="P11" draw:layer="layout" svg:width="0.325cm" svg:height="0.314cm" svg:x="14.879cm" svg:y="11.438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25cm" svg:height="0.314cm" svg:x="14.88cm" svg:y="12.038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2" draw:text-style-name="P20" draw:layer="layout" svg:x1="12.817cm" svg:y1="4.881cm" svg:x2="13.181cm" svg:y2="5.245cm">
              <text:p/>
            </draw:line>
            <draw:line draw:style-name="gr42" draw:text-style-name="P20" draw:layer="layout" svg:x1="14.406cm" svg:y1="5.227cm" svg:x2="15.017cm" svg:y2="4.616cm">
              <text:p/>
            </draw:line>
            <draw:line draw:style-name="gr42" draw:text-style-name="P20" draw:layer="layout" svg:x1="13.145cm" svg:y1="5.194cm" svg:x2="14.474cm" svg:y2="5.194cm">
              <text:p/>
            </draw:line>
          </draw:g>
          <draw:g>
            <draw:line draw:style-name="gr42" draw:text-style-name="P20" draw:layer="layout" svg:x1="12.818cm" svg:y1="6.781cm" svg:x2="13.182cm" svg:y2="7.145cm">
              <text:p/>
            </draw:line>
            <draw:line draw:style-name="gr42" draw:text-style-name="P20" draw:layer="layout" svg:x1="14.407cm" svg:y1="7.127cm" svg:x2="15.018cm" svg:y2="6.516cm">
              <text:p/>
            </draw:line>
            <draw:line draw:style-name="gr42" draw:text-style-name="P20" draw:layer="layout" svg:x1="13.146cm" svg:y1="7.094cm" svg:x2="14.475cm" svg:y2="7.094cm">
              <text:p/>
            </draw:line>
          </draw:g>
          <draw:g>
            <draw:line draw:style-name="gr42" draw:text-style-name="P20" draw:layer="layout" svg:x1="12.818cm" svg:y1="8.681cm" svg:x2="13.182cm" svg:y2="9.045cm">
              <text:p/>
            </draw:line>
            <draw:line draw:style-name="gr42" draw:text-style-name="P20" draw:layer="layout" svg:x1="14.407cm" svg:y1="9.027cm" svg:x2="15.018cm" svg:y2="8.416cm">
              <text:p/>
            </draw:line>
            <draw:line draw:style-name="gr42" draw:text-style-name="P20" draw:layer="layout" svg:x1="13.146cm" svg:y1="8.994cm" svg:x2="14.475cm" svg:y2="8.994cm">
              <text:p/>
            </draw:line>
          </draw:g>
          <draw:g>
            <draw:line draw:style-name="gr42" draw:text-style-name="P20" draw:layer="layout" svg:x1="12.819cm" svg:y1="10.581cm" svg:x2="13.183cm" svg:y2="10.945cm">
              <text:p/>
            </draw:line>
            <draw:line draw:style-name="gr42" draw:text-style-name="P20" draw:layer="layout" svg:x1="14.408cm" svg:y1="10.927cm" svg:x2="15.019cm" svg:y2="10.316cm">
              <text:p/>
            </draw:line>
            <draw:line draw:style-name="gr42" draw:text-style-name="P20" draw:layer="layout" svg:x1="13.147cm" svg:y1="10.894cm" svg:x2="14.476cm" svg:y2="10.894cm">
              <text:p/>
            </draw:line>
          </draw:g>
          <draw:g>
            <draw:line draw:style-name="gr42" draw:text-style-name="P20" draw:layer="layout" svg:x1="12.82cm" svg:y1="12.481cm" svg:x2="13.184cm" svg:y2="12.845cm">
              <text:p/>
            </draw:line>
            <draw:line draw:style-name="gr42" draw:text-style-name="P20" draw:layer="layout" svg:x1="14.409cm" svg:y1="12.827cm" svg:x2="15.02cm" svg:y2="12.216cm">
              <text:p/>
            </draw:line>
            <draw:line draw:style-name="gr42" draw:text-style-name="P20" draw:layer="layout" svg:x1="13.148cm" svg:y1="12.794cm" svg:x2="14.477cm" svg:y2="12.794cm">
              <text:p/>
            </draw:line>
          </draw:g>
          <draw:line draw:style-name="gr43" draw:text-style-name="P20" draw:layer="layout" svg:x1="14.2cm" svg:y1="4.4cm" svg:x2="15cm" svg:y2="4cm">
            <text:p/>
          </draw:line>
        </draw:g>
        <draw:line draw:style-name="gr34" draw:text-style-name="P16" draw:layer="layout" svg:x1="18.6cm" svg:y1="7.1cm" svg:x2="18.6cm" svg:y2="8.875cm">
          <text:p text:style-name="P1"><text:span text:style-name="T4">1.5 cm</text:span></text:p>
        </draw:line>
        <draw:line draw:style-name="gr34" draw:text-style-name="P16" draw:layer="layout" svg:x1="16.416cm" svg:y1="2.825cm" svg:x2="16.474cm" svg:y2="13.626cm">
          <text:p text:style-name="P1"><text:span text:style-name="T4">9.2 cm</text:span></text:p>
        </draw:line>
        <draw:line draw:style-name="gr34" draw:text-style-name="P16" draw:layer="layout" svg:x1="10.974cm" svg:y1="2.526cm" svg:x2="15.975cm" svg:y2="2.526cm">
          <text:p text:style-name="P1"><text:span text:style-name="T4">4.1 cm</text:span></text:p>
        </draw:line>
        <draw:connector draw:style-name="gr44" draw:text-style-name="P1" draw:layer="layout" svg:x1="13.411cm" svg:y1="3.426cm" svg:x2="13.474cm" svg:y2="2.826cm" draw:start-shape="id5" draw:end-shape="id6" svg:d="M13411 3426v-1101h63v501" svg:viewBox="0 0 64 1102">
          <text:p/>
        </draw:connector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45" draw:text-style-name="P21" draw:layer="layout" svg:width="10.4cm" svg:height="11.369cm" svg:x="11.4cm" svg:y="2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5" draw:layer="layout" svg:width="3.6cm" svg:height="10.573cm" svg:x="11.8cm" svg:y="2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6" draw:text-style-name="P10" draw:layer="layout" svg:width="2.125cm" svg:height="1.8cm" svg:x="12.424cm" svg:y="3.4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1" draw:layer="layout" svg:width="0.303cm" svg:height="0.3cm" svg:x="12.728cm" svg:y="3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4.018cm" svg:y="4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562cm" svg:y="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562cm" svg:y="3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2.728cm" svg:y="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10" draw:layer="layout" svg:width="2.125cm" svg:height="1.8cm" svg:x="12.424cm" svg:y="5.3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1" draw:layer="layout" svg:width="0.303cm" svg:height="0.3cm" svg:x="12.728cm" svg:y="5.5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4.018cm" svg:y="6.0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562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562cm" svg:y="5.5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2.728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10" draw:layer="layout" svg:width="2.125cm" svg:height="1.8cm" svg:x="12.424cm" svg:y="7.2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1" draw:layer="layout" svg:width="0.303cm" svg:height="0.3cm" svg:x="12.728cm" svg:y="7.4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4.018cm" svg:y="7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562cm" svg:y="8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562cm" svg:y="7.4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2.728cm" svg:y="8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10" draw:layer="layout" svg:width="2.125cm" svg:height="1.8cm" svg:x="12.424cm" svg:y="9.1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1" draw:layer="layout" svg:width="0.303cm" svg:height="0.3cm" svg:x="12.728cm" svg:y="9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4.018cm" svg:y="9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562cm" svg:y="10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562cm" svg:y="9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2.728cm" svg:y="10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10" draw:layer="layout" svg:width="2.125cm" svg:height="1.8cm" svg:x="12.424cm" svg:y="11.0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1" draw:layer="layout" svg:width="0.303cm" svg:height="0.3cm" svg:x="12.728cm" svg:y="11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4.018cm" svg:y="11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562cm" svg:y="12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0.304cm" svg:height="0.3cm" svg:x="13.562cm" svg:y="11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03cm" svg:height="0.3cm" svg:x="12.728cm" svg:y="12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1" draw:layer="layout" svg:width="0.325cm" svg:height="0.314cm" svg:x="14.804cm" svg:y="4.171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25cm" svg:height="0.314cm" svg:x="14.805cm" svg:y="6.056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25cm" svg:height="0.314cm" svg:x="14.806cm" svg:y="7.96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25cm" svg:height="0.314cm" svg:x="14.807cm" svg:y="9.866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325cm" svg:height="0.314cm" svg:x="14.808cm" svg:y="11.758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20" draw:layer="layout" svg:x1="14.321cm" svg:y1="4.316cm" svg:x2="14.807cm" svg:y2="4.316cm">
            <text:p/>
          </draw:line>
          <draw:g>
            <draw:line draw:style-name="gr42" draw:text-style-name="P20" draw:layer="layout" svg:x1="13.3cm" svg:y1="4.8cm" svg:x2="13.3cm" svg:y2="13cm">
              <text:p/>
            </draw:line>
            <draw:line draw:style-name="gr42" draw:text-style-name="P20" draw:layer="layout" svg:x1="13cm" svg:y1="12.448cm" svg:x2="13.348cm" svg:y2="12.448cm">
              <text:p/>
            </draw:line>
            <draw:line draw:style-name="gr42" draw:text-style-name="P20" draw:layer="layout" svg:x1="13cm" svg:y1="10.548cm" svg:x2="13.348cm" svg:y2="10.548cm">
              <text:p/>
            </draw:line>
            <draw:line draw:style-name="gr42" draw:text-style-name="P20" draw:layer="layout" svg:x1="13cm" svg:y1="8.648cm" svg:x2="13.348cm" svg:y2="8.648cm">
              <text:p/>
            </draw:line>
            <draw:line draw:style-name="gr42" draw:text-style-name="P20" draw:layer="layout" svg:x1="13cm" svg:y1="6.748cm" svg:x2="13.348cm" svg:y2="6.748cm">
              <text:p/>
            </draw:line>
            <draw:line draw:style-name="gr42" draw:text-style-name="P20" draw:layer="layout" svg:x1="13cm" svg:y1="4.848cm" svg:x2="13.348cm" svg:y2="4.848cm">
              <text:p/>
            </draw:line>
          </draw:g>
          <draw:g>
            <draw:line draw:style-name="gr48" draw:text-style-name="P20" draw:layer="layout" svg:x1="12.384cm" svg:y1="11.448cm" svg:x2="12.384cm" svg:y2="3.248cm">
              <text:p/>
            </draw:line>
            <draw:line draw:style-name="gr48" draw:text-style-name="P20" draw:layer="layout" svg:x1="12.748cm" svg:y1="11.42cm" svg:x2="12.336cm" svg:y2="11.42cm">
              <text:p/>
            </draw:line>
            <draw:line draw:style-name="gr48" draw:text-style-name="P20" draw:layer="layout" svg:x1="12.748cm" svg:y1="9.52cm" svg:x2="12.336cm" svg:y2="9.52cm">
              <text:p/>
            </draw:line>
            <draw:line draw:style-name="gr48" draw:text-style-name="P20" draw:layer="layout" svg:x1="12.748cm" svg:y1="7.62cm" svg:x2="12.336cm" svg:y2="7.62cm">
              <text:p/>
            </draw:line>
            <draw:line draw:style-name="gr48" draw:text-style-name="P20" draw:layer="layout" svg:x1="12.748cm" svg:y1="5.72cm" svg:x2="12.336cm" svg:y2="5.72cm">
              <text:p/>
            </draw:line>
            <draw:line draw:style-name="gr48" draw:text-style-name="P20" draw:layer="layout" svg:x1="12.748cm" svg:y1="3.8cm" svg:x2="12.336cm" svg:y2="3.8cm">
              <text:p/>
            </draw:line>
          </draw:g>
          <draw:custom-shape draw:style-name="gr27" draw:text-style-name="P11" draw:layer="layout" svg:width="0.325cm" svg:height="0.314cm" svg:x="13.136cm" svg:y="12.958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1" draw:layer="layout" svg:width="0.325cm" svg:height="0.314cm" svg:x="12.219cm" svg:y="2.972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20" draw:layer="layout" svg:x1="14.321cm" svg:y1="6.216cm" svg:x2="14.807cm" svg:y2="6.216cm">
            <text:p/>
          </draw:line>
          <draw:line draw:style-name="gr42" draw:text-style-name="P20" draw:layer="layout" svg:x1="14.321cm" svg:y1="8.116cm" svg:x2="14.807cm" svg:y2="8.116cm">
            <text:p/>
          </draw:line>
          <draw:line draw:style-name="gr42" draw:text-style-name="P20" draw:layer="layout" svg:x1="14.321cm" svg:y1="10.016cm" svg:x2="14.807cm" svg:y2="10.016cm">
            <text:p/>
          </draw:line>
          <draw:line draw:style-name="gr42" draw:text-style-name="P20" draw:layer="layout" svg:x1="14.321cm" svg:y1="11.916cm" svg:x2="14.807cm" svg:y2="11.916cm">
            <text:p/>
          </draw:line>
        </draw:g>
        <draw:line draw:style-name="gr34" draw:text-style-name="P16" draw:layer="layout" svg:x1="12.129cm" svg:y1="7.243cm" svg:x2="12.129cm" svg:y2="9.018cm">
          <text:p text:style-name="P1"><text:span text:style-name="T4">X</text:span></text:p>
        </draw:line>
        <draw:line draw:style-name="gr34" draw:text-style-name="P16" draw:layer="layout" svg:x1="15.691cm" svg:y1="2.826cm" svg:x2="15.749cm" svg:y2="13.4cm">
          <text:p text:style-name="P1"><text:span text:style-name="T4">5.94 X</text:span></text:p>
        </draw:line>
        <draw:line draw:style-name="gr34" draw:text-style-name="P16" draw:layer="layout" svg:x1="11.8cm" svg:y1="2.527cm" svg:x2="15.4cm" svg:y2="2.527cm">
          <text:p text:style-name="P1"><text:span text:style-name="T4">2.03 X</text:span></text:p>
        </draw:line>
        <draw:g>
          <draw:custom-shape draw:style-name="gr46" draw:text-style-name="P5" draw:layer="layout" svg:width="3.6cm" svg:height="10.573cm" svg:x="17.75cm" svg:y="2.82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36" draw:text-style-name="P10" draw:layer="layout" svg:width="2.125cm" svg:height="1.8cm" svg:x="18.598cm" svg:y="3.429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47" draw:text-style-name="P11" draw:layer="layout" svg:width="0.303cm" svg:height="0.3cm" svg:x="20.116cm" svg:y="3.65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03cm" svg:height="0.3cm" svg:x="18.826cm" svg:y="4.179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" draw:text-style-name="P11" draw:layer="layout" svg:width="0.304cm" svg:height="0.3cm" svg:x="19.284cm" svg:y="4.70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0" draw:text-style-name="P11" draw:layer="layout" svg:width="0.304cm" svg:height="0.3cm" svg:x="19.284cm" svg:y="3.65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03cm" svg:height="0.3cm" svg:x="20.116cm" svg:y="4.70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" draw:text-style-name="P11" draw:layer="layout" svg:width="0.304cm" svg:height="0.3cm" svg:x="20.884cm" svg:y="7.968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" draw:text-style-name="P11" draw:layer="layout" svg:width="0.304cm" svg:height="0.3cm" svg:x="19.284cm" svg:y="4.70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" draw:text-style-name="P11" draw:layer="layout" svg:width="0.304cm" svg:height="0.3cm" svg:x="20.884cm" svg:y="7.268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" draw:text-style-name="P11" draw:layer="layout" svg:width="0.304cm" svg:height="0.3cm" svg:x="20.884cm" svg:y="6.568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" draw:text-style-name="P11" draw:layer="layout" svg:width="0.304cm" svg:height="0.3cm" svg:x="20.884cm" svg:y="9.369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" draw:text-style-name="P11" draw:layer="layout" svg:width="0.304cm" svg:height="0.3cm" svg:x="20.884cm" svg:y="8.669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0" draw:text-style-name="P11" draw:layer="layout" svg:width="0.304cm" svg:height="0.3cm" svg:x="20.884cm" svg:y="5.8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6" draw:text-style-name="P10" draw:layer="layout" svg:width="2.125cm" svg:height="1.8cm" svg:x="18.598cm" svg:y="5.329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47" draw:text-style-name="P11" draw:layer="layout" svg:width="0.303cm" svg:height="0.3cm" svg:x="20.116cm" svg:y="5.55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03cm" svg:height="0.3cm" svg:x="18.826cm" svg:y="6.079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" draw:text-style-name="P11" draw:layer="layout" svg:width="0.304cm" svg:height="0.3cm" svg:x="19.284cm" svg:y="6.60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0" draw:text-style-name="P11" draw:layer="layout" svg:width="0.304cm" svg:height="0.3cm" svg:x="19.284cm" svg:y="5.55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03cm" svg:height="0.3cm" svg:x="20.116cm" svg:y="6.60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6" draw:text-style-name="P10" draw:layer="layout" svg:width="2.125cm" svg:height="1.8cm" svg:x="18.598cm" svg:y="7.229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47" draw:text-style-name="P11" draw:layer="layout" svg:width="0.303cm" svg:height="0.3cm" svg:x="20.116cm" svg:y="7.45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03cm" svg:height="0.3cm" svg:x="18.826cm" svg:y="7.979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" draw:text-style-name="P11" draw:layer="layout" svg:width="0.304cm" svg:height="0.3cm" svg:x="19.284cm" svg:y="8.50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0" draw:text-style-name="P11" draw:layer="layout" svg:width="0.304cm" svg:height="0.3cm" svg:x="19.284cm" svg:y="7.45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03cm" svg:height="0.3cm" svg:x="20.116cm" svg:y="8.50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6" draw:text-style-name="P10" draw:layer="layout" svg:width="2.125cm" svg:height="1.8cm" svg:x="18.598cm" svg:y="9.129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47" draw:text-style-name="P11" draw:layer="layout" svg:width="0.303cm" svg:height="0.3cm" svg:x="20.116cm" svg:y="9.35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03cm" svg:height="0.3cm" svg:x="18.826cm" svg:y="9.879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" draw:text-style-name="P11" draw:layer="layout" svg:width="0.304cm" svg:height="0.3cm" svg:x="19.284cm" svg:y="10.40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0" draw:text-style-name="P11" draw:layer="layout" svg:width="0.304cm" svg:height="0.3cm" svg:x="19.284cm" svg:y="9.35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03cm" svg:height="0.3cm" svg:x="20.116cm" svg:y="10.40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6" draw:text-style-name="P10" draw:layer="layout" svg:width="2.125cm" svg:height="1.8cm" svg:x="18.598cm" svg:y="11.029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47" draw:text-style-name="P11" draw:layer="layout" svg:width="0.303cm" svg:height="0.3cm" svg:x="20.116cm" svg:y="11.25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03cm" svg:height="0.3cm" svg:x="18.826cm" svg:y="11.779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11" draw:layer="layout" svg:width="0.304cm" svg:height="0.3cm" svg:x="19.284cm" svg:y="12.30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0" draw:text-style-name="P11" draw:layer="layout" svg:width="0.304cm" svg:height="0.3cm" svg:x="19.284cm" svg:y="11.25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03cm" svg:height="0.3cm" svg:x="20.116cm" svg:y="12.304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2" draw:text-style-name="P20" draw:layer="layout" svg:x1="18.455cm" svg:y1="11.4cm" svg:x2="19.284cm" svg:y2="11.4cm">
              <text:p/>
            </draw:line>
            <draw:line draw:style-name="gr52" draw:text-style-name="P20" draw:layer="layout" svg:x1="18.456cm" svg:y1="9.5cm" svg:x2="19.285cm" svg:y2="9.5cm">
              <text:p/>
            </draw:line>
            <draw:line draw:style-name="gr52" draw:text-style-name="P20" draw:layer="layout" svg:x1="18.457cm" svg:y1="7.6cm" svg:x2="19.286cm" svg:y2="7.6cm">
              <text:p/>
            </draw:line>
            <draw:line draw:style-name="gr52" draw:text-style-name="P20" draw:layer="layout" svg:x1="18.458cm" svg:y1="5.7cm" svg:x2="19.287cm" svg:y2="5.7cm">
              <text:p/>
            </draw:line>
            <draw:line draw:style-name="gr52" draw:text-style-name="P20" draw:layer="layout" svg:x1="18.455cm" svg:y1="3.8cm" svg:x2="19.284cm" svg:y2="3.8cm">
              <text:p/>
            </draw:line>
            <draw:line draw:style-name="gr53" draw:text-style-name="P20" draw:layer="layout" svg:x1="19.425cm" svg:y1="8.129cm" svg:x2="20.893cm" svg:y2="8.129cm">
              <text:p/>
            </draw:line>
            <draw:line draw:style-name="gr53" draw:text-style-name="P20" draw:layer="layout" svg:x1="19.449cm" svg:y1="8.504cm" svg:x2="19.449cm" svg:y2="8.104cm">
              <text:p/>
            </draw:line>
            <draw:line draw:style-name="gr53" draw:text-style-name="P20" draw:layer="layout" svg:x1="19.8cm" svg:y1="8.939cm" svg:x2="20.953cm" svg:y2="8.939cm">
              <text:p/>
            </draw:line>
            <draw:line draw:style-name="gr53" draw:text-style-name="P20" draw:layer="layout" svg:x1="19.789cm" svg:y1="10.6cm" svg:x2="19.789cm" svg:y2="8.914cm">
              <text:p/>
            </draw:line>
            <draw:line draw:style-name="gr53" draw:text-style-name="P20" draw:layer="layout" svg:x1="19.604cm" svg:y1="10.575cm" svg:x2="19.784cm" svg:y2="10.575cm">
              <text:p/>
            </draw:line>
            <draw:line draw:style-name="gr53" draw:text-style-name="P20" draw:layer="layout" svg:x1="21.02cm" svg:y1="12cm" svg:x2="21.02cm" svg:y2="9.644cm">
              <text:p/>
            </draw:line>
            <draw:line draw:style-name="gr53" draw:text-style-name="P20" draw:layer="layout" svg:x1="19.415cm" svg:y1="11.975cm" svg:x2="20.999cm" svg:y2="11.975cm">
              <text:p/>
            </draw:line>
            <draw:line draw:style-name="gr53" draw:text-style-name="P20" draw:layer="layout" svg:x1="19.44cm" svg:y1="12.304cm" svg:x2="19.44cm" svg:y2="12cm">
              <text:p/>
            </draw:line>
            <draw:line draw:style-name="gr53" draw:text-style-name="P20" draw:layer="layout" svg:x1="19.437cm" svg:y1="7.329cm" svg:x2="20.905cm" svg:y2="7.329cm">
              <text:p/>
            </draw:line>
            <draw:line draw:style-name="gr53" draw:text-style-name="P20" draw:layer="layout" svg:x1="19.425cm" svg:y1="7.354cm" svg:x2="19.425cm" svg:y2="6.905cm">
              <text:p/>
            </draw:line>
            <draw:line draw:style-name="gr53" draw:text-style-name="P20" draw:layer="layout" svg:x1="19.425cm" svg:y1="5.305cm" svg:x2="19.425cm" svg:y2="5.005cm">
              <text:p/>
            </draw:line>
            <draw:line draw:style-name="gr53" draw:text-style-name="P20" draw:layer="layout" svg:x1="20.884cm" svg:y1="6.717cm" svg:x2="20.884cm" svg:y2="5.257cm">
              <text:p/>
            </draw:line>
            <draw:line draw:style-name="gr52" draw:text-style-name="P20" draw:layer="layout" svg:x1="19.454cm" svg:y1="4.35cm" svg:x2="21.001cm" svg:y2="4.35cm">
              <text:p/>
            </draw:line>
            <draw:line draw:style-name="gr52" draw:text-style-name="P20" draw:layer="layout" svg:x1="21.025cm" svg:y1="5.871cm" svg:x2="21.025cm" svg:y2="4.324cm">
              <text:p/>
            </draw:line>
            <draw:line draw:style-name="gr52" draw:text-style-name="P20" draw:layer="layout" svg:x1="19.435cm" svg:y1="4.374cm" svg:x2="19.435cm" svg:y2="3.934cm">
              <text:p/>
            </draw:line>
          </draw:g>
          <draw:g>
            <draw:custom-shape draw:style-name="gr27" draw:text-style-name="P11" draw:layer="layout" svg:width="0.325cm" svg:height="0.314cm" svg:x="18.018cm" svg:y="4.17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25cm" svg:height="0.314cm" svg:x="18.017cm" svg:y="6.058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25cm" svg:height="0.314cm" svg:x="18.016cm" svg:y="7.967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25cm" svg:height="0.314cm" svg:x="18.015cm" svg:y="9.868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25cm" svg:height="0.314cm" svg:x="18.014cm" svg:y="11.76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325cm" svg:height="0.314cm" svg:x="19.686cm" svg:y="12.96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7" draw:text-style-name="P11" draw:layer="layout" svg:width="0.325cm" svg:height="0.314cm" svg:x="20.603cm" svg:y="2.974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4" draw:text-style-name="P16" draw:layer="layout" svg:x1="17.459cm" svg:y1="2.828cm" svg:x2="17.401cm" svg:y2="13.402cm">
            <text:p text:style-name="P1"><text:span text:style-name="T4">5.94 X</text:span></text:p>
          </draw:line>
          <draw:line draw:style-name="gr34" draw:text-style-name="P16" draw:layer="layout" svg:x1="17.75cm" svg:y1="2.529cm" svg:x2="21.35cm" svg:y2="2.529cm">
            <text:p text:style-name="P1"><text:span text:style-name="T4">2.03 X</text:span></text:p>
          </draw:line>
          <draw:line draw:style-name="gr52" draw:text-style-name="P20" draw:layer="layout" svg:x1="18.48cm" svg:y1="3.8cm" svg:x2="18.48cm" svg:y2="11.4cm">
            <text:p/>
          </draw:line>
        </draw:g>
        <draw:g>
          <draw:line draw:style-name="gr54" draw:text-style-name="P20" draw:layer="layout" svg:x1="20.8cm" svg:y1="11.448cm" svg:x2="20.8cm" svg:y2="3.248cm">
            <text:p/>
          </draw:line>
          <draw:line draw:style-name="gr54" draw:text-style-name="P20" draw:layer="layout" svg:x1="20.436cm" svg:y1="11.42cm" svg:x2="20.848cm" svg:y2="11.42cm">
            <text:p/>
          </draw:line>
          <draw:line draw:style-name="gr54" draw:text-style-name="P20" draw:layer="layout" svg:x1="20.436cm" svg:y1="9.52cm" svg:x2="20.848cm" svg:y2="9.52cm">
            <text:p/>
          </draw:line>
          <draw:line draw:style-name="gr54" draw:text-style-name="P20" draw:layer="layout" svg:x1="20.436cm" svg:y1="7.62cm" svg:x2="20.848cm" svg:y2="7.62cm">
            <text:p/>
          </draw:line>
          <draw:line draw:style-name="gr54" draw:text-style-name="P20" draw:layer="layout" svg:x1="20.436cm" svg:y1="5.72cm" svg:x2="20.848cm" svg:y2="5.72cm">
            <text:p/>
          </draw:line>
          <draw:line draw:style-name="gr54" draw:text-style-name="P20" draw:layer="layout" svg:x1="20.436cm" svg:y1="3.8cm" svg:x2="20.848cm" svg:y2="3.8cm">
            <text:p/>
          </draw:line>
        </draw:g>
        <draw:g>
          <draw:line draw:style-name="gr55" draw:text-style-name="P20" draw:layer="layout" svg:x1="19.848cm" svg:y1="4.8cm" svg:x2="19.848cm" svg:y2="13cm">
            <text:p/>
          </draw:line>
          <draw:line draw:style-name="gr55" draw:text-style-name="P20" draw:layer="layout" svg:x1="20.148cm" svg:y1="12.448cm" svg:x2="19.8cm" svg:y2="12.448cm">
            <text:p/>
          </draw:line>
          <draw:line draw:style-name="gr55" draw:text-style-name="P20" draw:layer="layout" svg:x1="20.148cm" svg:y1="10.548cm" svg:x2="19.8cm" svg:y2="10.548cm">
            <text:p/>
          </draw:line>
          <draw:line draw:style-name="gr55" draw:text-style-name="P20" draw:layer="layout" svg:x1="20.148cm" svg:y1="8.648cm" svg:x2="19.8cm" svg:y2="8.648cm">
            <text:p/>
          </draw:line>
          <draw:line draw:style-name="gr55" draw:text-style-name="P20" draw:layer="layout" svg:x1="20.148cm" svg:y1="6.748cm" svg:x2="19.8cm" svg:y2="6.748cm">
            <text:p/>
          </draw:line>
          <draw:line draw:style-name="gr55" draw:text-style-name="P20" draw:layer="layout" svg:x1="20.148cm" svg:y1="4.848cm" svg:x2="19.8cm" svg:y2="4.848cm">
            <text:p/>
          </draw:line>
        </draw:g>
        <draw:line draw:style-name="gr55" draw:text-style-name="P20" draw:layer="layout" svg:x1="18.321cm" svg:y1="4.316cm" svg:x2="18.807cm" svg:y2="4.316cm">
          <text:p/>
        </draw:line>
        <draw:line draw:style-name="gr55" draw:text-style-name="P20" draw:layer="layout" svg:x1="18.321cm" svg:y1="6.216cm" svg:x2="18.807cm" svg:y2="6.216cm">
          <text:p/>
        </draw:line>
        <draw:line draw:style-name="gr55" draw:text-style-name="P20" draw:layer="layout" svg:x1="18.321cm" svg:y1="8.116cm" svg:x2="18.807cm" svg:y2="8.116cm">
          <text:p/>
        </draw:line>
        <draw:line draw:style-name="gr55" draw:text-style-name="P20" draw:layer="layout" svg:x1="18.321cm" svg:y1="10.016cm" svg:x2="18.807cm" svg:y2="10.016cm">
          <text:p/>
        </draw:line>
        <draw:line draw:style-name="gr55" draw:text-style-name="P20" draw:layer="layout" svg:x1="18.321cm" svg:y1="11.916cm" svg:x2="18.807cm" svg:y2="11.916cm">
          <text:p/>
        </draw:line>
        <draw:line draw:style-name="gr53" draw:text-style-name="P20" draw:layer="layout" svg:x1="19.437cm" svg:y1="5.28cm" svg:x2="20.905cm" svg:y2="5.28cm">
          <text:p/>
        </draw:lin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Unifont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Unifont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8T17:44:05.653078962</meta:creation-date>
    <dc:date>2020-12-19T17:43:58.594698523</dc:date>
    <meta:editing-duration>PT3H20M3S</meta:editing-duration>
    <meta:editing-cycles>16</meta:editing-cycles>
    <meta:generator>LibreOffice/6.1.5.2$Linux_X86_64 LibreOffice_project/10$Build-2</meta:generator>
    <meta:document-statistic meta:object-count="685"/>
  </office:meta>
</office:document-meta>
</file>